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9966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 style:data-style-name="N20108">
      <style:table-cell-properties fo:background-color="#ff9999"/>
      <style:text-properties fo:font-weight="bold" style:font-weight-asian="bold" style:font-weight-complex="bold"/>
    </style:style>
    <style:style style:name="ce18" style:family="table-cell" style:parent-style-name="Default" style:data-style-name="N20108">
      <style:table-cell-properties fo:background-color="#ff9999"/>
    </style:style>
    <style:style style:name="ce1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0" style:family="table-cell" style:parent-style-name="Default" style:data-style-name="N133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996699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0108">
      <style:table-cell-properties fo:background-color="#ffff99"/>
    </style:style>
    <style:style style:name="ce28" style:family="table-cell" style:parent-style-name="Default" style:data-style-name="N10">
      <style:table-cell-properties fo:background-color="#ffff99"/>
    </style:style>
    <style:style style:name="ce29" style:family="table-cell" style:parent-style-name="Default" style:data-style-name="N10">
      <style:table-cell-properties fo:background-color="#cccccc"/>
      <style:text-properties fo:color="#999999"/>
    </style:style>
    <style:style style:name="ce30" style:family="table-cell" style:parent-style-name="Default" style:data-style-name="N11">
      <style:table-cell-properties fo:background-color="#ffff99"/>
    </style:style>
    <style:style style:name="ce31" style:family="table-cell" style:parent-style-name="Default" style:data-style-name="N0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133">
      <style:table-cell-properties fo:background-color="#ffff99"/>
    </style:style>
    <style:style style:name="ce35" style:family="table-cell" style:parent-style-name="Default" style:data-style-name="N10">
      <style:table-cell-properties fo:background-color="#ffff99" fo:border="0.06pt solid #000000"/>
    </style:style>
    <style:style style:name="ce36" style:family="table-cell" style:parent-style-name="Default" style:data-style-name="N135">
      <style:table-cell-properties fo:background-color="#ffff99"/>
    </style:style>
    <style:style style:name="ce37" style:family="table-cell" style:parent-style-name="Default">
      <style:table-cell-properties fo:background-color="#cccccc" fo:border="0.06pt solid #000000"/>
      <style:text-properties fo:color="#999999"/>
    </style:style>
    <style:style style:name="ce38" style:family="table-cell" style:parent-style-name="Default">
      <style:table-cell-properties fo:background-color="#ffccff"/>
    </style:style>
    <style:style style:name="ce39" style:family="table-cell" style:parent-style-name="Default" style:data-style-name="N11"/>
    <style:style style:name="ce40" style:family="table-cell" style:parent-style-name="Default">
      <style:table-cell-properties fo:background-color="#33ff99"/>
    </style:style>
    <style:style style:name="ce41" style:family="table-cell" style:parent-style-name="Default" style:data-style-name="N133">
      <style:table-cell-properties fo:background-color="#ccff00"/>
    </style:style>
    <style:style style:name="ce42" style:family="table-cell" style:parent-style-name="Default" style:data-style-name="N133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 style:data-style-name="N20108">
      <style:table-cell-properties fo:background-color="#cccccc"/>
      <style:text-properties fo:color="#999999"/>
    </style:style>
    <style:style style:name="ce44" style:family="table-cell" style:parent-style-name="Default" style:data-style-name="N20108">
      <style:table-cell-properties fo:background-color="#ff9999"/>
      <style:text-properties style:font-name="Calibri" style:font-name-asian="Noto Sans CJK SC Regular" style:font-name-complex="Calibri"/>
    </style:style>
    <style:style style:name="ce45" style:family="table-cell" style:parent-style-name="Default" style:data-style-name="N20108">
      <style:table-cell-properties fo:background-color="#ff6600"/>
      <style:text-properties fo:font-weight="bold" style:font-weight-asian="bold" style:font-weight-complex="bold"/>
    </style:style>
    <style:style style:name="ce46" style:family="table-cell" style:parent-style-name="Default" style:data-style-name="N133">
      <style:table-cell-properties fo:border-bottom="none" fo:background-color="#eeeeee" fo:border-left="none" fo:border-right="none" fo:border-top="0.06pt solid #000000"/>
      <style:text-properties fo:color="#999999"/>
    </style:style>
    <style:style style:name="ce47" style:family="table-cell" style:parent-style-name="Default" style:data-style-name="N20108">
      <style:table-cell-properties fo:background-color="#eeeeee"/>
      <style:text-properties fo:color="#999999"/>
    </style:style>
    <style:style style:name="ce48" style:family="table-cell" style:parent-style-name="Default" style:data-style-name="N136">
      <style:table-cell-properties fo:border-bottom="0.06pt solid #000000" fo:background-color="#eeeeee" fo:border-left="none" fo:border-right="none" fo:border-top="none"/>
      <style:text-properties fo:color="#999999"/>
    </style:style>
    <style:style style:name="ce49" style:family="table-cell" style:parent-style-name="Default" style:data-style-name="N133">
      <style:table-cell-properties fo:background-color="#eeeeee"/>
      <style:text-properties fo:color="#999999"/>
    </style:style>
    <style:style style:name="ce50" style:family="table-cell" style:parent-style-name="Default" style:data-style-name="N133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style:rotation-align="none"/>
    </style:style>
    <style:style style:name="ce52" style:family="table-cell" style:parent-style-name="Default" style:data-style-name="N133">
      <style:table-cell-properties fo:background-color="#ccff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53" style:family="table-cell" style:parent-style-name="Default">
      <style:table-cell-properties fo:background-color="#ccff00"/>
      <style:text-properties style:font-name="Calibri" style:font-name-asian="Noto Sans CJK SC Regular" style:font-name-complex="Calibri"/>
    </style:style>
    <style:style style:name="ce54" style:family="table-cell" style:parent-style-name="Default" style:data-style-name="N10">
      <style:table-cell-properties fo:background-color="#ffff99" fo:border="none"/>
    </style:style>
    <style:style style:name="ce55" style:family="table-cell" style:parent-style-name="Default" style:data-style-name="N133">
      <style:table-cell-properties fo:border-bottom="none" fo:background-color="#eeeeee" fo:border-left="none" fo:border-right="0.06pt solid #000000" fo:border-top="0.06pt solid #000000"/>
      <style:text-properties fo:color="#999999"/>
    </style:style>
    <style:style style:name="ce56" style:family="table-cell" style:parent-style-name="Default" style:data-style-name="N20108">
      <style:table-cell-properties fo:border-bottom="none" fo:background-color="#eeeeee" fo:border-left="none" fo:border-right="0.06pt solid #000000" fo:border-top="none"/>
      <style:text-properties fo:color="#999999"/>
    </style:style>
    <style:style style:name="ce57" style:family="table-cell" style:parent-style-name="Default" style:data-style-name="N136">
      <style:table-cell-properties fo:border-bottom="0.06pt solid #000000" fo:background-color="#eeeeee" fo:border-left="none" fo:border-right="0.06pt solid #000000" fo:border-top="none"/>
      <style:text-properties fo:color="#999999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 style:data-style-name="N136">
      <style:table-cell-properties fo:border="0.06pt solid #000000"/>
    </style:style>
    <style:style style:name="ce60" style:family="table-cell" style:parent-style-name="Default" style:data-style-name="N10">
      <style:table-cell-properties fo:border-bottom="none" fo:background-color="#eeeeee" fo:border-left="0.06pt solid #000000" fo:border-right="0.06pt solid #000000" fo:border-top="0.06pt solid #000000"/>
    </style:style>
    <style:style style:name="ce61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62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63" style:family="table-cell" style:parent-style-name="Default" style:data-style-name="N133"/>
    <style:style style:name="ce64" style:family="table-cell" style:parent-style-name="Default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1" draw:style-name="gr1" draw:text-style-name="P1" svg:width="437.41pt" svg:height="246.98pt" svg:x="743.33pt" svg:y="248.46pt">
            <loext:p draw:notify-on-update-of-ranges="Tabelle1.G138:Tabelle1.G138 Tabelle1.H138:Tabelle1.L138 Tabelle1.G139:Tabelle1.G139 Tabelle1.H139:Tabelle1.L139 Tabelle1.G140:Tabelle1.G140 Tabelle1.H140:Tabelle1.L140 Tabelle1.G141:Tabelle1.G141 Tabelle1.H141:Tabelle1.L141 Tabelle1.G142:Tabelle1.G142 Tabelle1.H142:Tabelle1.L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number-columns-repeated="1016" table:default-cell-style-name="ce51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24"/>
          <table:table-cell table:style-name="ce58" table:number-columns-repeated="5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ce25" table:number-columns-repeated="1023"/>
        </table:table-row>
        <table:table-row-group>
          <table:table-row table:style-name="ro2">
            <table:table-cell table:style-name="ce4" office:value-type="string" calcext:value-type="string">
              <text:p>Publishing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Pages per book</text:p>
              </table:table-cell>
              <table:table-cell table:style-name="ce26" office:value-type="float" office:value="400" calcext:value-type="float">
                <text:p>40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Tables per book</text:p>
              </table:table-cell>
              <table:table-cell table:style-name="ce26" office:value-type="float" office:value="30" calcext:value-type="float">
                <text:p>3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Figures per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DOI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ISBNs per book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own copie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st price pod setup</text:p>
              </table:table-cell>
              <table:table-cell table:style-name="ce27" office:value-type="currency" office:currency="EUR" office:value="10" calcext:value-type="currency">
                <text:p>1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st price page</text:p>
              </table:table-cell>
              <table:table-cell table:style-name="ce27" office:value-type="currency" office:currency="EUR" office:value="0.01" calcext:value-type="currency">
                <text:p>0,01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community proofreading</text:p>
              </table:table-cell>
              <table:table-cell table:style-name="ce28" office:value-type="percentage" office:value="0.95" calcext:value-type="percentage">
                <text:p>95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outsourced proofreading 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inhouse proofreading </text:p>
              </table:table-cell>
              <table:table-cell table:style-name="ce29" table:formula="of:=1-[.B13]-[.B14]" office:value-type="percentage" office:value="0.04" calcext:value-type="percentage">
                <text:p>4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community typesetting</text:p>
              </table:table-cell>
              <table:table-cell table:style-name="ce28" office:value-type="percentage" office:value="0.05" calcext:value-type="percentage">
                <text:p>5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outsourced typesetting 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inhouse typesetting </text:p>
              </table:table-cell>
              <table:table-cell table:style-name="ce29" table:formula="of:=1-[.B16]-[.B17]" office:value-type="percentage" office:value="0.85" calcext:value-type="percentage">
                <text:p>85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outsourced indexing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inhouse indexing</text:p>
              </table:table-cell>
              <table:table-cell table:style-name="ce29" table:formula="of:=1-[.B19]" office:value-type="percentage" office:value="0.9" calcext:value-type="percentage">
                <text:p>9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Downloads per book</text:p>
              </table:table-cell>
              <table:table-cell table:style-name="ce26" office:value-type="float" office:value="1000" calcext:value-type="float">
                <text:p>1000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ce5" office:value-type="string" calcext:value-type="string">
              <text:p><text:span text:style-name="T1">Labour</text:span> 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Annual wages professor</text:p>
              </table:table-cell>
              <table:table-cell table:style-name="ce27" office:value-type="currency" office:currency="EUR" office:value="80000" calcext:value-type="currency">
                <text:p>80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nnual wages postdoc</text:p>
              </table:table-cell>
              <table:table-cell table:style-name="ce27" office:value-type="currency" office:currency="EUR" office:value="70000" calcext:value-type="currency">
                <text:p>70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nnual wages secretary</text:p>
              </table:table-cell>
              <table:table-cell table:style-name="ce27" office:value-type="currency" office:currency="EUR" office:value="60000" calcext:value-type="currency">
                <text:p>60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nnual wages student assistant</text:p>
              </table:table-cell>
              <table:table-cell table:style-name="ce27" office:value-type="currency" office:currency="EUR" office:value="18000" calcext:value-type="currency">
                <text:p>18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Yearly increase in wages</text:p>
              </table:table-cell>
              <table:table-cell table:style-name="ce30" office:value-type="percentage" office:value="0.03" calcext:value-type="percentage">
                <text:p>3.0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ctual working days per year</text:p>
              </table:table-cell>
              <table:table-cell table:style-name="ce26" office:value-type="float" office:value="200" calcext:value-type="float">
                <text:p>20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working hours per work day</text:p>
              </table:table-cell>
              <table:table-cell table:style-name="ce31" office:value-type="float" office:value="7.9" calcext:value-type="float">
                <text:p>7.9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#staff in need of workplace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Service providers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Outsourcing percentage institutional members</text:p>
              </table:table-cell>
              <table:table-cell table:style-name="ce30" office:value-type="percentage" office:value="0.95" calcext:value-type="percentage">
                <text:p>95.00%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Default" table:number-columns-repeated="1024"/>
          </table:table-row>
          <table:table-row table:style-name="ro2">
            <table:table-cell table:style-name="ce6" office:value-type="string" calcext:value-type="string">
              <text:p>Series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Series year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 office:value-type="float" office:value="6" calcext:value-type="float">
                <text:p>6</text:p>
              </table:table-cell>
              <table:table-cell table:style-name="ce33" office:value-type="float" office:value="8" calcext:value-type="float">
                <text:p>8</text:p>
              </table:table-cell>
              <table:table-cell table:style-name="ce33" office:value-type="float" office:value="12" calcext:value-type="float">
                <text:p>12</text:p>
              </table:table-cell>
              <table:table-cell table:style-name="ce33" office:value-type="float" office:value="20" calcext:value-type="float">
                <text:p>20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Books <text:s/>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Books per series and year</text:p>
              </table:table-cell>
              <table:table-cell table:style-name="ce26" office:value-type="float" office:value="1.5" calcext:value-type="float">
                <text:p>1.5</text:p>
              </table:table-cell>
              <table:table-cell table:style-name="ce5" table:number-columns-repeated="4"/>
              <table:table-cell table:style-name="Default" table:number-columns-repeated="1018"/>
            </table:table-row>
          </table:table-row-group>
          <table:table-row table:style-name="ro2">
            <table:table-cell table:style-name="ce6"/>
            <table:table-cell table:style-name="ce5" table:number-columns-repeated="5"/>
            <table:table-cell table:style-name="Default" table:number-columns-repeated="1018"/>
          </table:table-row>
          <table:table-row table:style-name="ro3">
            <table:table-cell table:style-name="ce5" office:value-type="string" calcext:value-type="string">
              <text:p><text:span text:style-name="T1">Print</text:span>  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Print sales per new book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verage print margi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BPC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Nominal BPCs per book</text:p>
              </table:table-cell>
              <table:table-cell table:style-name="ce34" office:value-type="currency" office:currency="EUR" office:value="2000" calcext:value-type="currency">
                <text:p>2,00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% waived BPCs </text:p>
              </table:table-cell>
              <table:table-cell table:style-name="ce35" office:value-type="percentage" office:value="1" calcext:value-type="percentage">
                <text:p>100%</text:p>
              </table:table-cell>
              <table:table-cell table:style-name="ce35" office:value-type="percentage" office:value="0.97" calcext:value-type="percentage">
                <text:p>97%</text:p>
              </table:table-cell>
              <table:table-cell table:style-name="ce35" office:value-type="percentage" office:value="0.93" calcext:value-type="percentage">
                <text:p>93%</text:p>
              </table:table-cell>
              <table:table-cell table:style-name="ce35" office:value-type="percentage" office:value="0.87" calcext:value-type="percentage">
                <text:p>87%</text:p>
              </table:table-cell>
              <table:table-cell table:style-name="ce35" office:value-type="percentage" office:value="0.82" calcext:value-type="percentage">
                <text:p>82%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Institutional members (IM)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8" office:value-type="string" calcext:value-type="string">
                <text:p>IM fee</text:p>
              </table:table-cell>
              <table:table-cell table:style-name="ce34" office:value-type="currency" office:currency="EUR" office:value="1000" calcext:value-type="currency">
                <text:p>1,00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Success percentage with acquisition of Institutional members</text:p>
              </table:table-cell>
              <table:table-cell table:style-name="ce28" office:value-type="percentage" office:value="0.3" calcext:value-type="percentage">
                <text:p>30%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Institutional members year</text:p>
              </table:table-cell>
              <table:table-cell table:number-columns-repeated="2" table:style-name="ce33" office:value-type="float" office:value="0" calcext:value-type="float">
                <text:p>0</text:p>
              </table:table-cell>
              <table:table-cell table:style-name="ce33" office:value-type="float" office:value="10" calcext:value-type="float">
                <text:p>10</text:p>
              </table:table-cell>
              <table:table-cell table:style-name="ce33" office:value-type="float" office:value="50" calcext:value-type="float">
                <text:p>50</text:p>
              </table:table-cell>
              <table:table-cell table:style-name="ce33" office:value-type="float" office:value="100" calcext:value-type="float">
                <text:p>100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Individual member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8" office:value-type="string" calcext:value-type="string">
                <text:p>membership fee</text:p>
              </table:table-cell>
              <table:table-cell table:style-name="ce34" office:value-type="currency" office:currency="EUR" office:value="20" calcext:value-type="currency">
                <text:p>2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8" office:value-type="string" calcext:value-type="string">
                <text:p>initial members</text:p>
              </table:table-cell>
              <table:table-cell table:style-name="ce26" office:value-type="float" office:value="7" calcext:value-type="float">
                <text:p>7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New supporters per published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nversion rate supporters → members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ce5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Donation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conversion download → donations</text:p>
              </table:table-cell>
              <table:table-cell table:style-name="ce36" office:value-type="percentage" office:value="0.001" calcext:value-type="percentage">
                <text:p>0.1%</text:p>
              </table:table-cell>
              <table:table-cell table:style-name="ce5"/>
              <table:table-cell table:style-name="ce5">
                <draw:frame table:end-cell-address="Tabelle1.G58" table:end-x="31.44pt" table:end-y="0.06pt" draw:z-index="0" draw:name="Diagramm 1" draw:style-name="gr2" draw:text-style-name="P2" svg:width="303.85pt" svg:height="0.03pt" svg:x="4.51pt" svg:y="0.03pt">
                  <loext:p draw:notify-on-update-of-ranges="Tabelle1.A236:Tabelle1.A236 Tabelle1.B236:Tabelle1.F236 Tabelle1.A237:Tabelle1.A237 Tabelle1.B237:Tabelle1.F237 Tabelle1.A238:Tabelle1.A238 Tabelle1.B238:Tabelle1.F238"/>
                  <draw:object xlink:href="./Object 1" xlink:type="simple" xlink:show="embed" xlink:actuate="onLoad"/>
                  <draw:image xlink:href="./ObjectReplacements/Object 1" xlink:type="simple" xlink:show="embed" xlink:actuate="onLoad"/>
                  <svg:title>Revenue and expenditures</svg:title>
                  <svg:desc>The green bars represent the revenue per year. 1 through 5 The red bars represent expenditure per year. The yellow line represents the difference. between revenue and expenditures.</svg:desc>
                </draw:frame>
              </table:table-cell>
              <table:table-cell table:style-name="ce5" table:number-columns-repeated="1020"/>
            </table:table-row>
            <table:table-row table:style-name="ro2" table:visibility="collapse">
              <table:table-cell table:style-name="ce5" office:value-type="string" calcext:value-type="string">
                <text:p>average donatio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</table:table-row-group>
        <table:table-row table:style-name="ro3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ce5" table:number-columns-repeated="1011"/>
        </table:table-row>
        <table:table-row-group>
          <table:table-row table:style-name="ro2">
            <table:table-cell table:style-name="ce9"/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Books per year</text:p>
            </table:table-cell>
            <table:table-cell table:style-name="ce37" table:formula="of:=[.B36]*[.$B38]" office:value-type="float" office:value="7.5" calcext:value-type="float">
              <text:p>7.5</text:p>
            </table:table-cell>
            <table:table-cell table:style-name="ce37" table:formula="of:=[.C36]*[.$B38]" office:value-type="float" office:value="9" calcext:value-type="float">
              <text:p>9</text:p>
            </table:table-cell>
            <table:table-cell table:style-name="ce37" table:formula="of:=[.D36]*[.$B38]" office:value-type="float" office:value="12" calcext:value-type="float">
              <text:p>12</text:p>
            </table:table-cell>
            <table:table-cell table:style-name="ce37" table:formula="of:=[.E36]*[.$B38]" office:value-type="float" office:value="18" calcext:value-type="float">
              <text:p>18</text:p>
            </table:table-cell>
            <table:table-cell table:style-name="ce37" table:formula="of:=[.F36]*[.$B38]" office:value-type="float" office:value="30" calcext:value-type="float">
              <text:p>30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Individual members per year</text:p>
            </table:table-cell>
            <table:table-cell table:style-name="ce37" table:formula="of:=[.B54]+[.B55]*[.B56]*[.B62]" office:value-type="float" office:value="7.75" calcext:value-type="float">
              <text:p>7.75</text:p>
            </table:table-cell>
            <table:table-cell table:style-name="ce37" table:formula="of:=[.C62]*[.$B55]*[.$B56]+[.B63]" office:value-type="float" office:value="8.65" calcext:value-type="float">
              <text:p>8.65</text:p>
            </table:table-cell>
            <table:table-cell table:style-name="ce37" table:formula="of:=[.D62]*[.$B55]*[.$B56]+[.C63]" office:value-type="float" office:value="9.85" calcext:value-type="float">
              <text:p>9.85</text:p>
            </table:table-cell>
            <table:table-cell table:style-name="ce37" table:formula="of:=[.E62]*[.$B55]*[.$B56]+[.D63]" office:value-type="float" office:value="11.65" calcext:value-type="float">
              <text:p>11.65</text:p>
            </table:table-cell>
            <table:table-cell table:style-name="ce37" table:formula="of:=[.F62]*[.$B55]*[.$B56]+[.E63]" office:value-type="float" office:value="14.65" calcext:value-type="float">
              <text:p>14.6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donors</text:p>
            </table:table-cell>
            <table:table-cell table:style-name="ce37" table:formula="of:=[.B62]*[.$B21]*[.$B58]" office:value-type="float" office:value="7.5" calcext:value-type="float">
              <text:p>7.5</text:p>
            </table:table-cell>
            <table:table-cell table:style-name="ce37" table:formula="of:=[.C62]*[.$B21]*[.$B58]" office:value-type="float" office:value="9" calcext:value-type="float">
              <text:p>9</text:p>
            </table:table-cell>
            <table:table-cell table:style-name="ce37" table:formula="of:=[.D62]*[.$B21]*[.$B58]" office:value-type="float" office:value="12" calcext:value-type="float">
              <text:p>12</text:p>
            </table:table-cell>
            <table:table-cell table:style-name="ce37" table:formula="of:=[.E62]*[.$B21]*[.$B58]" office:value-type="float" office:value="18" calcext:value-type="float">
              <text:p>18</text:p>
            </table:table-cell>
            <table:table-cell table:style-name="ce37" table:formula="of:=[.F62]*[.$B21]*[.$B58]" office:value-type="float" office:value="30" calcext:value-type="float">
              <text:p>30</text:p>
            </table:table-cell>
            <table:table-cell table:style-name="ce5" table:number-columns-repeated="1018"/>
          </table:table-row>
        </table:table-row-group>
        <table:table-row table:style-name="ro3">
          <table:table-cell table:style-name="ce3" office:value-type="string" calcext:value-type="string">
            <text:p>Time required </text:p>
          </table:table-cell>
          <table:table-cell table:style-name="ce25" table:number-columns-repeated="11"/>
          <table:table-cell table:style-name="ce64" table:number-columns-repeated="1012"/>
        </table:table-row>
        <table:table-row-group table:display="false">
          <table:table-row table:style-name="ro2" table:visibility="collapse">
            <table:table-cell table:style-name="ce10" office:value-type="string" calcext:value-type="string">
              <text:p>Time required post doc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4" calcext:value-type="float">
                <text:p>2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33" calcext:value-type="float">
                <text:p>0.3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2" calcext:value-type="float">
                <text:p>1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2" table:visibility="collapse">
            <table:table-cell table:style-name="ce10" office:value-type="string" calcext:value-type="string">
              <text:p>Time required secretary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Extra 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5" calcext:value-type="float">
                <text:p>0.05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Bookkeep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</table:table-row-group>
          <table:table-row table:style-name="ro2" table:visibility="collapse">
            <table:table-cell table:style-name="ce10" office:value-type="string" calcext:value-type="string">
              <text:p>Time required assistant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tabl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figur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3" calcext:value-type="float">
                <text:p>0.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roofreading per page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1" calcext:value-type="float">
                <text:p>0.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</table:table-row-group>
          <table:table-row table:style-name="ro2" table:visibility="collapse">
            <table:table-cell table:style-name="ce10" office:value-type="string" calcext:value-type="string">
              <text:p>Time required professor</text:p>
            </table:table-cell>
            <table:table-cell table:style-name="ce38" table:number-columns-repeated="1023"/>
          </table:table-row>
          <table:table-row-group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</table:table-row-group>
        </table:table-row-group>
        <table:table-row table:style-name="ro4">
          <table:table-cell table:style-name="ce3" office:value-type="string" calcext:value-type="string">
            <text:p>Variable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5" calcext:value-type="currency">
              <text:p>5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Commission IM acquisition</text:p>
            </table:table-cell>
            <table:table-cell table:style-name="ce39" office:value-type="string" calcext:value-type="string">
              <text:p>IM</text:p>
            </table:table-cell>
            <table:table-cell table:style-name="Default"/>
            <table:table-cell table:style-name="ce54" office:value-type="percentage" office:value="0.15" calcext:value-type="percentage">
              <text:p>15%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ISBN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DOI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Flat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Default" office:value-type="string" calcext:value-type="string">
              <text:p>Desig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" calcext:value-type="currency">
              <text:p>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0" calcext:value-type="currency">
              <text:p>2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0" calcext:value-type="currency">
              <text:p>12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40" calcext:value-type="currency">
              <text:p>24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bookkeeping and annual clos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Initial investment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1500" calcext:value-type="currency">
              <text:p>1.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preciation IT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3" calcext:value-type="float">
              <text:p>3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preciation furniture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13" calcext:value-type="float">
              <text:p>13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Default" table:number-columns-repeated="1011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style-name="ce40" table:number-columns-repeated="5"/>
          <table:table-cell table:style-name="ce5" table:number-columns-repeated="1018"/>
        </table:table-row>
        <table:table-row-group>
          <table:table-row-group>
            <table:table-row table:style-name="ro2">
              <table:table-cell table:style-name="ce12" office:value-type="string" calcext:value-type="string">
                <text:p>Print margin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Revenue per book</text:p>
              </table:table-cell>
              <table:table-cell table:style-name="ce41" table:formula="of:=[.B41]*[.B42]" office:value-type="currency" office:currency="EUR" office:value="200" calcext:value-type="currency">
                <text:p>200 €</text:p>
              </table:table-cell>
              <table:table-cell table:style-name="ce14" table:number-columns-repeated="4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Books per year </text:p>
              </table:table-cell>
              <table:table-cell table:style-name="ce14" table:formula="of:=[.B62]" office:value-type="float" office:value="7.5" calcext:value-type="float">
                <text:p>7.5</text:p>
              </table:table-cell>
              <table:table-cell table:style-name="ce14" table:formula="of:=[.C62]" office:value-type="float" office:value="9" calcext:value-type="float">
                <text:p>9</text:p>
              </table:table-cell>
              <table:table-cell table:style-name="ce14" table:formula="of:=[.D62]" office:value-type="float" office:value="12" calcext:value-type="float">
                <text:p>12</text:p>
              </table:table-cell>
              <table:table-cell table:style-name="ce14" table:formula="of:=[.E62]" office:value-type="float" office:value="18" calcext:value-type="float">
                <text:p>18</text:p>
              </table:table-cell>
              <table:table-cell table:style-name="ce14" table:formula="of:=[.F62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Print revenue</text:p>
              </table:table-cell>
              <table:table-cell table:style-name="ce42" table:formula="of:=[.B137]*[.B136]" office:value-type="currency" office:currency="EUR" office:value="1500" calcext:value-type="currency">
                <text:p>1,500 €</text:p>
              </table:table-cell>
              <table:table-cell table:style-name="ce42" table:formula="of:=[.C137]*[.B136]" office:value-type="currency" office:currency="EUR" office:value="1800" calcext:value-type="currency">
                <text:p>1,800 €</text:p>
              </table:table-cell>
              <table:table-cell table:style-name="ce52" table:formula="of:=[.D137]*[.B136]" office:value-type="currency" office:currency="EUR" office:value="2400" calcext:value-type="currency">
                <text:p>2,400 €</text:p>
              </table:table-cell>
              <table:table-cell table:style-name="ce52" table:formula="of:=[.E137]*[.B136]" office:value-type="currency" office:currency="EUR" office:value="3600" calcext:value-type="currency">
                <text:p>3,600 €</text:p>
              </table:table-cell>
              <table:table-cell table:style-name="ce52" table:formula="of:=[.F137]*[.B136]" office:value-type="currency" office:currency="EUR" office:value="6000" calcext:value-type="currency">
                <text:p>6,000 €</text:p>
              </table:table-cell>
              <table:table-cell table:style-name="Default" office:value-type="string" calcext:value-type="string">
                <text:p>Print</text:p>
              </table:table-cell>
              <table:table-cell table:style-name="ce63" table:formula="of:=[.B138]" office:value-type="currency" office:currency="EUR" office:value="1500" calcext:value-type="currency">
                <text:p>1,500 €</text:p>
              </table:table-cell>
              <table:table-cell table:style-name="ce63" table:formula="of:=[.C138]" office:value-type="currency" office:currency="EUR" office:value="1800" calcext:value-type="currency">
                <text:p>1,800 €</text:p>
              </table:table-cell>
              <table:table-cell table:style-name="ce63" table:formula="of:=[.D138]" office:value-type="currency" office:currency="EUR" office:value="2400" calcext:value-type="currency">
                <text:p>2,400 €</text:p>
              </table:table-cell>
              <table:table-cell table:style-name="ce63" table:formula="of:=[.E138]" office:value-type="currency" office:currency="EUR" office:value="3600" calcext:value-type="currency">
                <text:p>3,600 €</text:p>
              </table:table-cell>
              <table:table-cell table:style-name="ce63" table:formula="of:=[.F138]" office:value-type="currency" office:currency="EUR" office:value="6000" calcext:value-type="currency">
                <text:p>6,000 €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BPC revenue</text:p>
              </table:table-cell>
              <table:table-cell table:style-name="ce14" table:number-columns-repeated="5"/>
              <table:table-cell table:style-name="Default" office:value-type="string" calcext:value-type="string">
                <text:p>BPC</text:p>
              </table:table-cell>
              <table:table-cell table:style-name="ce63" table:formula="of:=[.B141]" office:value-type="currency" office:currency="EUR" office:value="0" calcext:value-type="currency">
                <text:p>0 €</text:p>
              </table:table-cell>
              <table:table-cell table:style-name="ce63" table:formula="of:=[.C141]" office:value-type="currency" office:currency="EUR" office:value="540.000000000001" calcext:value-type="currency">
                <text:p>540 €</text:p>
              </table:table-cell>
              <table:table-cell table:style-name="ce63" table:formula="of:=[.D141]" office:value-type="currency" office:currency="EUR" office:value="1680" calcext:value-type="currency">
                <text:p>1,680 €</text:p>
              </table:table-cell>
              <table:table-cell table:style-name="ce63" table:formula="of:=[.E141]" office:value-type="currency" office:currency="EUR" office:value="4680" calcext:value-type="currency">
                <text:p>4,680 €</text:p>
              </table:table-cell>
              <table:table-cell table:style-name="ce63" table:formula="of:=[.F141]" office:value-type="currency" office:currency="EUR" office:value="10800" calcext:value-type="currency">
                <text:p>10,8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Books with BPCs</text:p>
              </table:table-cell>
              <table:table-cell table:style-name="ce14" table:formula="of:=[.B137]*(1-[.B46])" office:value-type="float" office:value="0" calcext:value-type="float">
                <text:p>0</text:p>
              </table:table-cell>
              <table:table-cell table:style-name="ce14" table:formula="of:=[.C137]*(1-[.C46])" office:value-type="float" office:value="0.27" calcext:value-type="float">
                <text:p>0.27</text:p>
              </table:table-cell>
              <table:table-cell table:style-name="ce14" table:formula="of:=[.D137]*(1-[.D46])" office:value-type="float" office:value="0.839999999999999" calcext:value-type="float">
                <text:p>0.84</text:p>
              </table:table-cell>
              <table:table-cell table:style-name="ce14" table:formula="of:=[.E137]*(1-[.E46])" office:value-type="float" office:value="2.34" calcext:value-type="float">
                <text:p>2.34</text:p>
              </table:table-cell>
              <table:table-cell table:style-name="ce14" table:formula="of:=[.F137]*(1-[.F46])" office:value-type="float" office:value="5.4" calcext:value-type="float">
                <text:p>5.4</text:p>
              </table:table-cell>
              <table:table-cell table:style-name="Default" office:value-type="string" calcext:value-type="string">
                <text:p>Institutional</text:p>
              </table:table-cell>
              <table:table-cell table:style-name="ce63" table:formula="of:=[.B143]" office:value-type="currency" office:currency="EUR" office:value="0" calcext:value-type="currency">
                <text:p>0 €</text:p>
              </table:table-cell>
              <table:table-cell table:style-name="ce63" table:formula="of:=[.C143]" office:value-type="currency" office:currency="EUR" office:value="0" calcext:value-type="currency">
                <text:p>0 €</text:p>
              </table:table-cell>
              <table:table-cell table:style-name="ce63" table:formula="of:=[.D143]" office:value-type="currency" office:currency="EUR" office:value="10000" calcext:value-type="currency">
                <text:p>10,000 €</text:p>
              </table:table-cell>
              <table:table-cell table:style-name="ce63" table:formula="of:=[.E143]" office:value-type="currency" office:currency="EUR" office:value="50000" calcext:value-type="currency">
                <text:p>50,000 €</text:p>
              </table:table-cell>
              <table:table-cell table:style-name="ce63" table:formula="of:=[.F143]" office:value-type="currency" office:currency="EUR" office:value="100000" calcext:value-type="currency">
                <text:p>100,0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Revenue from BPCs</text:p>
              </table:table-cell>
              <table:table-cell table:style-name="ce42" table:formula="of:=[.B44]*[.B140]" office:value-type="currency" office:currency="EUR" office:value="0" calcext:value-type="currency">
                <text:p>0 €</text:p>
              </table:table-cell>
              <table:table-cell table:style-name="ce42" table:formula="of:=[.B44]*[.C140]" office:value-type="currency" office:currency="EUR" office:value="540.000000000001" calcext:value-type="currency">
                <text:p>540 €</text:p>
              </table:table-cell>
              <table:table-cell table:style-name="ce42" table:formula="of:=[.B44]*[.D140]" office:value-type="currency" office:currency="EUR" office:value="1680" calcext:value-type="currency">
                <text:p>1,680 €</text:p>
              </table:table-cell>
              <table:table-cell table:style-name="ce42" table:formula="of:=[.B44]*[.E140]" office:value-type="currency" office:currency="EUR" office:value="4680" calcext:value-type="currency">
                <text:p>4,680 €</text:p>
              </table:table-cell>
              <table:table-cell table:style-name="ce42" table:formula="of:=[.B44]*[.F140]" office:value-type="currency" office:currency="EUR" office:value="10800" calcext:value-type="currency">
                <text:p>10,800 €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ce63" table:formula="of:=[.B148]" office:value-type="currency" office:currency="EUR" office:value="155" calcext:value-type="currency">
                <text:p>155 €</text:p>
              </table:table-cell>
              <table:table-cell table:style-name="ce63" table:formula="of:=[.C148]" office:value-type="currency" office:currency="EUR" office:value="173" calcext:value-type="currency">
                <text:p>173 €</text:p>
              </table:table-cell>
              <table:table-cell table:style-name="ce63" table:formula="of:=[.D148]" office:value-type="currency" office:currency="EUR" office:value="197" calcext:value-type="currency">
                <text:p>197 €</text:p>
              </table:table-cell>
              <table:table-cell table:style-name="ce63" table:formula="of:=[.E148]" office:value-type="currency" office:currency="EUR" office:value="233" calcext:value-type="currency">
                <text:p>233 €</text:p>
              </table:table-cell>
              <table:table-cell table:style-name="ce63" table:formula="of:=[.F148]" office:value-type="currency" office:currency="EUR" office:value="293" calcext:value-type="currency">
                <text:p>293 €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IM revenue</text:p>
              </table:table-cell>
              <table:table-cell table:style-name="ce14" table:number-columns-repeated="5"/>
              <table:table-cell table:style-name="Default" office:value-type="string" calcext:value-type="string">
                <text:p>Donations</text:p>
              </table:table-cell>
              <table:table-cell table:style-name="ce63" table:formula="of:=[.B151]" office:value-type="currency" office:currency="EUR" office:value="75" calcext:value-type="currency">
                <text:p>75 €</text:p>
              </table:table-cell>
              <table:table-cell table:style-name="ce63" table:formula="of:=[.C151]" office:value-type="currency" office:currency="EUR" office:value="90" calcext:value-type="currency">
                <text:p>90 €</text:p>
              </table:table-cell>
              <table:table-cell table:style-name="ce63" table:formula="of:=[.D151]" office:value-type="currency" office:currency="EUR" office:value="120" calcext:value-type="currency">
                <text:p>120 €</text:p>
              </table:table-cell>
              <table:table-cell table:style-name="ce63" table:formula="of:=[.E151]" office:value-type="currency" office:currency="EUR" office:value="180" calcext:value-type="currency">
                <text:p>180 €</text:p>
              </table:table-cell>
              <table:table-cell table:style-name="ce63" table:formula="of:=[.F151]" office:value-type="currency" office:currency="EUR" office:value="300" calcext:value-type="currency">
                <text:p>3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revenue from Ims</text:p>
              </table:table-cell>
              <table:table-cell table:style-name="ce42" table:formula="of:=[.B48]*[.B51]" office:value-type="currency" office:currency="EUR" office:value="0" calcext:value-type="currency">
                <text:p>0 €</text:p>
              </table:table-cell>
              <table:table-cell table:style-name="ce52" table:formula="of:=[.B48]*[.C51]" office:value-type="currency" office:currency="EUR" office:value="0" calcext:value-type="currency">
                <text:p>0 €</text:p>
              </table:table-cell>
              <table:table-cell table:style-name="ce52" table:formula="of:=[.B48]*[.D51]" office:value-type="currency" office:currency="EUR" office:value="10000" calcext:value-type="currency">
                <text:p>10,000 €</text:p>
              </table:table-cell>
              <table:table-cell table:style-name="ce52" table:formula="of:=[.B48]*[.E51]" office:value-type="currency" office:currency="EUR" office:value="50000" calcext:value-type="currency">
                <text:p>50,000 €</text:p>
              </table:table-cell>
              <table:table-cell table:style-name="ce52" table:formula="of:=[.B48]*[.F51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Individual member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new supporters <text:s/></text:p>
              </table:table-cell>
              <table:table-cell table:style-name="ce14" table:formula="of:=[.B55]*[.B137]" office:value-type="float" office:value="75" calcext:value-type="float">
                <text:p>75</text:p>
              </table:table-cell>
              <table:table-cell table:style-name="ce14" table:formula="of:=[.B55]*[.C137]" office:value-type="float" office:value="90" calcext:value-type="float">
                <text:p>90</text:p>
              </table:table-cell>
              <table:table-cell table:style-name="ce14" table:formula="of:=[.B55]*[.D137]" office:value-type="float" office:value="120" calcext:value-type="float">
                <text:p>120</text:p>
              </table:table-cell>
              <table:table-cell table:style-name="ce14" table:formula="of:=[.B55]*[.E137]" office:value-type="float" office:value="180" calcext:value-type="float">
                <text:p>180</text:p>
              </table:table-cell>
              <table:table-cell table:style-name="ce14" table:formula="of:=[.B55]*[.F137]" office:value-type="float" office:value="300" calcext:value-type="float">
                <text:p>30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new members <text:s/></text:p>
              </table:table-cell>
              <table:table-cell table:style-name="ce14" table:formula="of:=[.B56]*[.B145]" office:value-type="float" office:value="0.75" calcext:value-type="float">
                <text:p>0.75</text:p>
              </table:table-cell>
              <table:table-cell table:style-name="ce14" table:formula="of:=[.B56]*[.C145]" office:value-type="float" office:value="0.9" calcext:value-type="float">
                <text:p>0.9</text:p>
              </table:table-cell>
              <table:table-cell table:style-name="ce14" table:formula="of:=[.B56]*[.D145]" office:value-type="float" office:value="1.2" calcext:value-type="float">
                <text:p>1.2</text:p>
              </table:table-cell>
              <table:table-cell table:style-name="ce14" table:formula="of:=[.B56]*[.E145]" office:value-type="float" office:value="1.8" calcext:value-type="float">
                <text:p>1.8</text:p>
              </table:table-cell>
              <table:table-cell table:style-name="ce14" table:formula="of:=[.B56]*[.F145]" office:value-type="float" office:value="3" calcext:value-type="float">
                <text:p>3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total members</text:p>
              </table:table-cell>
              <table:table-cell table:style-name="ce14" table:formula="of:=[.B146]+[.B54]" office:value-type="float" office:value="7.75" calcext:value-type="float">
                <text:p>7.75</text:p>
              </table:table-cell>
              <table:table-cell table:style-name="ce14" table:formula="of:=[.C146]+[.B147]" office:value-type="float" office:value="8.65" calcext:value-type="float">
                <text:p>8.65</text:p>
              </table:table-cell>
              <table:table-cell table:style-name="ce14" table:formula="of:=[.D146]+[.C147]" office:value-type="float" office:value="9.85" calcext:value-type="float">
                <text:p>9.85</text:p>
              </table:table-cell>
              <table:table-cell table:style-name="ce14" table:formula="of:=[.E146]+[.D147]" office:value-type="float" office:value="11.65" calcext:value-type="float">
                <text:p>11.65</text:p>
              </table:table-cell>
              <table:table-cell table:style-name="ce14" table:formula="of:=[.F146]+[.E147]" office:value-type="float" office:value="14.65" calcext:value-type="float">
                <text:p>14.65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revenue from members</text:p>
              </table:table-cell>
              <table:table-cell table:style-name="ce42" table:formula="of:=[.B53]*[.B147]" office:value-type="currency" office:currency="EUR" office:value="155" calcext:value-type="currency">
                <text:p>155 €</text:p>
              </table:table-cell>
              <table:table-cell table:style-name="ce42" table:formula="of:=[.B53]*[.C147]" office:value-type="currency" office:currency="EUR" office:value="173" calcext:value-type="currency">
                <text:p>173 €</text:p>
              </table:table-cell>
              <table:table-cell table:style-name="ce42" table:formula="of:=[.B53]*[.D147]" office:value-type="currency" office:currency="EUR" office:value="197" calcext:value-type="currency">
                <text:p>197 €</text:p>
              </table:table-cell>
              <table:table-cell table:style-name="ce42" table:formula="of:=[.B53]*[.E147]" office:value-type="currency" office:currency="EUR" office:value="233" calcext:value-type="currency">
                <text:p>233 €</text:p>
              </table:table-cell>
              <table:table-cell table:style-name="ce42" table:formula="of:=[.B53]*[.F147]" office:value-type="currency" office:currency="EUR" office:value="293" calcext:value-type="currency">
                <text:p>293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Donation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donors</text:p>
              </table:table-cell>
              <table:table-cell table:style-name="ce14" table:formula="of:=[.B58]*[.B21]*[.B137]" office:value-type="float" office:value="7.5" calcext:value-type="float">
                <text:p>7.5</text:p>
              </table:table-cell>
              <table:table-cell table:style-name="ce53" table:formula="of:=[.B58]*[.B21]*[.C137]" office:value-type="float" office:value="9" calcext:value-type="float">
                <text:p>9</text:p>
              </table:table-cell>
              <table:table-cell table:style-name="ce53" table:formula="of:=[.B58]*[.B21]*[.D137]" office:value-type="float" office:value="12" calcext:value-type="float">
                <text:p>12</text:p>
              </table:table-cell>
              <table:table-cell table:style-name="ce53" table:formula="of:=[.B58]*[.B21]*[.E137]" office:value-type="float" office:value="18" calcext:value-type="float">
                <text:p>18</text:p>
              </table:table-cell>
              <table:table-cell table:style-name="ce53" table:formula="of:=[.B58]*[.B21]*[.F137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2" office:value-type="string" calcext:value-type="string">
                <text:p>donation sum </text:p>
              </table:table-cell>
              <table:table-cell table:style-name="ce42" table:formula="of:=[.B59]*[.B150]" office:value-type="currency" office:currency="EUR" office:value="75" calcext:value-type="currency">
                <text:p>75 €</text:p>
              </table:table-cell>
              <table:table-cell table:style-name="ce42" table:formula="of:=[.B59]*[.C150]" office:value-type="currency" office:currency="EUR" office:value="90" calcext:value-type="currency">
                <text:p>90 €</text:p>
              </table:table-cell>
              <table:table-cell table:style-name="ce42" table:formula="of:=[.B59]*[.D150]" office:value-type="currency" office:currency="EUR" office:value="120" calcext:value-type="currency">
                <text:p>120 €</text:p>
              </table:table-cell>
              <table:table-cell table:style-name="ce42" table:formula="of:=[.B59]*[.E150]" office:value-type="currency" office:currency="EUR" office:value="180" calcext:value-type="currency">
                <text:p>180 €</text:p>
              </table:table-cell>
              <table:table-cell table:style-name="ce42" table:formula="of:=[.B59]*[.F150]" office:value-type="currency" office:currency="EUR" office:value="300" calcext:value-type="currency">
                <text:p>300 €</text:p>
              </table:table-cell>
              <table:table-cell table:style-name="Default" table:number-columns-repeated="1018"/>
            </table:table-row>
          </table:table-row-group>
          <table:table-row table:style-name="ro2">
            <table:table-cell table:style-name="ce12" office:value-type="string" calcext:value-type="string">
              <text:p>Total revenue</text:p>
            </table:table-cell>
            <table:table-cell table:style-name="ce42" table:formula="of:=[.B138]+[.B141]+[.B143]+[.B148]+[.B151]" office:value-type="currency" office:currency="EUR" office:value="1730" calcext:value-type="currency">
              <text:p>1,730 €</text:p>
            </table:table-cell>
            <table:table-cell table:style-name="ce42" table:formula="of:=[.C138]+[.C141]+[.C143]+[.C148]+[.C151]" office:value-type="currency" office:currency="EUR" office:value="2603" calcext:value-type="currency">
              <text:p>2,603 €</text:p>
            </table:table-cell>
            <table:table-cell table:style-name="ce42" table:formula="of:=[.D138]+[.D141]+[.D143]+[.D148]+[.D151]" office:value-type="currency" office:currency="EUR" office:value="14397" calcext:value-type="currency">
              <text:p>14,397 €</text:p>
            </table:table-cell>
            <table:table-cell table:style-name="ce42" table:formula="of:=[.E138]+[.E141]+[.E143]+[.E148]+[.E151]" office:value-type="currency" office:currency="EUR" office:value="58693" calcext:value-type="currency">
              <text:p>58,693 €</text:p>
            </table:table-cell>
            <table:table-cell table:style-name="ce42" table:formula="of:=[.F138]+[.F141]+[.F143]+[.F148]+[.F151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</table:table-row-group>
        <table:table-row table:style-name="ro3">
          <table:table-cell table:style-name="ce15" office:value-type="string" calcext:value-type="string">
            <text:p><text:span text:style-name="T1">Costs</text:span>  </text:p>
          </table:table-cell>
          <table:table-cell table:style-name="ce15" table:number-columns-repeated="5"/>
          <table:table-cell table:style-name="Default" table:number-columns-repeated="1018"/>
        </table:table-row>
        <table:table-row-group>
          <table:table-row table:style-name="ro2">
            <table:table-cell table:style-name="ce7" office:value-type="string" calcext:value-type="string">
              <text:p>Base wages</text:p>
            </table:table-cell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daily wage postdoc</text:p>
              </table:table-cell>
              <table:table-cell table:style-name="ce43" table:formula="of:=[.B24]/[.B28]" office:value-type="currency" office:currency="EUR" office:value="350" calcext:value-type="currency">
                <text:p>350,00 €</text:p>
              </table:table-cell>
              <table:table-cell table:style-name="ce43" table:formula="of:=[.B155]*(1+[.$B27])" office:value-type="currency" office:currency="EUR" office:value="360.5" calcext:value-type="currency">
                <text:p>360,50 €</text:p>
              </table:table-cell>
              <table:table-cell table:style-name="ce43" table:formula="of:=[.C155]*(1+[.$B27])" office:value-type="currency" office:currency="EUR" office:value="371.315" calcext:value-type="currency">
                <text:p>371,32 €</text:p>
              </table:table-cell>
              <table:table-cell table:style-name="ce43" table:formula="of:=[.D155]*(1+[.$B27])" office:value-type="currency" office:currency="EUR" office:value="382.45445" calcext:value-type="currency">
                <text:p>382,45 €</text:p>
              </table:table-cell>
              <table:table-cell table:style-name="ce43" table:formula="of:=[.E155]*(1+[.$B27])" office:value-type="currency" office:currency="EUR" office:value="393.9280835" calcext:value-type="currency">
                <text:p>393,93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postdoc</text:p>
              </table:table-cell>
              <table:table-cell table:style-name="ce43" table:formula="of:=[.B155]/[.B29]" office:value-type="currency" office:currency="EUR" office:value="44.3037974683544" calcext:value-type="currency">
                <text:p>44,30 €</text:p>
              </table:table-cell>
              <table:table-cell table:style-name="ce43" table:formula="of:=[.B156]*(1+[.$B27])" office:value-type="currency" office:currency="EUR" office:value="45.6329113924051" calcext:value-type="currency">
                <text:p>45,63 €</text:p>
              </table:table-cell>
              <table:table-cell table:style-name="ce43" table:formula="of:=[.C156]*(1+[.$B27])" office:value-type="currency" office:currency="EUR" office:value="47.0018987341772" calcext:value-type="currency">
                <text:p>47,00 €</text:p>
              </table:table-cell>
              <table:table-cell table:style-name="ce43" table:formula="of:=[.D156]*(1+[.$B27])" office:value-type="currency" office:currency="EUR" office:value="48.4119556962025" calcext:value-type="currency">
                <text:p>48,41 €</text:p>
              </table:table-cell>
              <table:table-cell table:style-name="ce43" table:formula="of:=[.E156]*(1+[.$B27])" office:value-type="currency" office:currency="EUR" office:value="49.8643143670886" calcext:value-type="currency">
                <text:p>49,86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secretary</text:p>
              </table:table-cell>
              <table:table-cell table:style-name="ce43" table:formula="of:=[.B25]/[.B28]" office:value-type="currency" office:currency="EUR" office:value="300" calcext:value-type="currency">
                <text:p>300,00 €</text:p>
              </table:table-cell>
              <table:table-cell table:style-name="ce43" table:formula="of:=[.B157]*(1+[.$B27])" office:value-type="currency" office:currency="EUR" office:value="309" calcext:value-type="currency">
                <text:p>309,00 €</text:p>
              </table:table-cell>
              <table:table-cell table:style-name="ce43" table:formula="of:=[.C157]*(1+[.$B27])" office:value-type="currency" office:currency="EUR" office:value="318.27" calcext:value-type="currency">
                <text:p>318,27 €</text:p>
              </table:table-cell>
              <table:table-cell table:style-name="ce43" table:formula="of:=[.D157]*(1+[.$B27])" office:value-type="currency" office:currency="EUR" office:value="327.8181" calcext:value-type="currency">
                <text:p>327,82 €</text:p>
              </table:table-cell>
              <table:table-cell table:style-name="ce43" table:formula="of:=[.E157]*(1+[.$B27])" office:value-type="currency" office:currency="EUR" office:value="337.652643" calcext:value-type="currency">
                <text:p>337,65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secretary</text:p>
              </table:table-cell>
              <table:table-cell table:style-name="ce43" table:formula="of:=[.B157]/[.B29]" office:value-type="currency" office:currency="EUR" office:value="37.9746835443038" calcext:value-type="currency">
                <text:p>37,97 €</text:p>
              </table:table-cell>
              <table:table-cell table:style-name="ce43" table:formula="of:=[.B158]*(1+[.$B27])" office:value-type="currency" office:currency="EUR" office:value="39.1139240506329" calcext:value-type="currency">
                <text:p>39,11 €</text:p>
              </table:table-cell>
              <table:table-cell table:style-name="ce43" table:formula="of:=[.C158]*(1+[.$B27])" office:value-type="currency" office:currency="EUR" office:value="40.2873417721519" calcext:value-type="currency">
                <text:p>40,29 €</text:p>
              </table:table-cell>
              <table:table-cell table:style-name="ce43" table:formula="of:=[.D158]*(1+[.$B27])" office:value-type="currency" office:currency="EUR" office:value="41.4959620253165" calcext:value-type="currency">
                <text:p>41,50 €</text:p>
              </table:table-cell>
              <table:table-cell table:style-name="ce43" table:formula="of:=[.E158]*(1+[.$B27])" office:value-type="currency" office:currency="EUR" office:value="42.740840886076" calcext:value-type="currency">
                <text:p>42,74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assistant</text:p>
              </table:table-cell>
              <table:table-cell table:style-name="ce43" table:formula="of:=[.B26]/[.B28]" office:value-type="currency" office:currency="EUR" office:value="90" calcext:value-type="currency">
                <text:p>90,00 €</text:p>
              </table:table-cell>
              <table:table-cell table:style-name="ce43" table:formula="of:=[.B159]*(1+[.$B27])" office:value-type="currency" office:currency="EUR" office:value="92.7" calcext:value-type="currency">
                <text:p>92,70 €</text:p>
              </table:table-cell>
              <table:table-cell table:style-name="ce43" table:formula="of:=[.C159]*(1+[.$B27])" office:value-type="currency" office:currency="EUR" office:value="95.481" calcext:value-type="currency">
                <text:p>95,48 €</text:p>
              </table:table-cell>
              <table:table-cell table:style-name="ce43" table:formula="of:=[.D159]*(1+[.$B27])" office:value-type="currency" office:currency="EUR" office:value="98.34543" calcext:value-type="currency">
                <text:p>98,35 €</text:p>
              </table:table-cell>
              <table:table-cell table:style-name="ce43" table:formula="of:=[.E159]*(1+[.$B27])" office:value-type="currency" office:currency="EUR" office:value="101.2957929" calcext:value-type="currency">
                <text:p>101,30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assistant</text:p>
              </table:table-cell>
              <table:table-cell table:style-name="ce43" table:formula="of:=[.B159]/[.B29]" office:value-type="currency" office:currency="EUR" office:value="11.3924050632911" calcext:value-type="currency">
                <text:p>11,39 €</text:p>
              </table:table-cell>
              <table:table-cell table:style-name="ce43" table:formula="of:=[.B160]*(1+[.$B27])" office:value-type="currency" office:currency="EUR" office:value="11.7341772151898" calcext:value-type="currency">
                <text:p>11,73 €</text:p>
              </table:table-cell>
              <table:table-cell table:style-name="ce43" table:formula="of:=[.C160]*(1+[.$B27])" office:value-type="currency" office:currency="EUR" office:value="12.0862025316455" calcext:value-type="currency">
                <text:p>12,09 €</text:p>
              </table:table-cell>
              <table:table-cell table:style-name="ce43" table:formula="of:=[.D160]*(1+[.$B27])" office:value-type="currency" office:currency="EUR" office:value="12.4487886075949" calcext:value-type="currency">
                <text:p>12,45 €</text:p>
              </table:table-cell>
              <table:table-cell table:style-name="ce43" table:formula="of:=[.E160]*(1+[.$B27])" office:value-type="currency" office:currency="EUR" office:value="12.8222522658227" calcext:value-type="currency">
                <text:p>12,82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professor</text:p>
              </table:table-cell>
              <table:table-cell table:style-name="ce43" table:formula="of:=[.B23]/[.B28]" office:value-type="currency" office:currency="EUR" office:value="400" calcext:value-type="currency">
                <text:p>400,00 €</text:p>
              </table:table-cell>
              <table:table-cell table:style-name="ce43" table:formula="of:=[.B161]*(1+[.$B27])" office:value-type="currency" office:currency="EUR" office:value="412" calcext:value-type="currency">
                <text:p>412,00 €</text:p>
              </table:table-cell>
              <table:table-cell table:style-name="ce43" table:formula="of:=[.C161]*(1+[.$B27])" office:value-type="currency" office:currency="EUR" office:value="424.36" calcext:value-type="currency">
                <text:p>424,36 €</text:p>
              </table:table-cell>
              <table:table-cell table:style-name="ce43" table:formula="of:=[.D161]*(1+[.$B27])" office:value-type="currency" office:currency="EUR" office:value="437.0908" calcext:value-type="currency">
                <text:p>437,09 €</text:p>
              </table:table-cell>
              <table:table-cell table:style-name="ce43" table:formula="of:=[.E161]*(1+[.$B27])" office:value-type="currency" office:currency="EUR" office:value="450.203524" calcext:value-type="currency">
                <text:p>450,20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professor</text:p>
              </table:table-cell>
              <table:table-cell table:style-name="ce43" table:formula="of:=[.B161]/[.B29]" office:value-type="currency" office:currency="EUR" office:value="50.6329113924051" calcext:value-type="currency">
                <text:p>50,63 €</text:p>
              </table:table-cell>
              <table:table-cell table:style-name="ce43" table:formula="of:=[.B162]*(1+[.$B27])" office:value-type="currency" office:currency="EUR" office:value="52.1518987341773" calcext:value-type="currency">
                <text:p>52,15 €</text:p>
              </table:table-cell>
              <table:table-cell table:style-name="ce43" table:formula="of:=[.C162]*(1+[.$B27])" office:value-type="currency" office:currency="EUR" office:value="53.7164556962026" calcext:value-type="currency">
                <text:p>53,72 €</text:p>
              </table:table-cell>
              <table:table-cell table:style-name="ce43" table:formula="of:=[.D162]*(1+[.$B27])" office:value-type="currency" office:currency="EUR" office:value="55.3279493670887" calcext:value-type="currency">
                <text:p>55,33 €</text:p>
              </table:table-cell>
              <table:table-cell table:style-name="ce43" table:formula="of:=[.E162]*(1+[.$B27])" office:value-type="currency" office:currency="EUR" office:value="56.9877878481013" calcext:value-type="currency">
                <text:p>56,99 €</text:p>
              </table:table-cell>
              <table:table-cell table:style-name="Default" table:number-columns-repeated="1018"/>
            </table:table-row>
          </table:table-row-group>
          <table:table-row table:style-name="ro3">
            <table:table-cell table:style-name="ce3" office:value-type="string" calcext:value-type="string">
              <text:p>Variable costs</text:p>
            </table:table-cell>
            <table:table-cell table:style-name="ce3" table:number-columns-repeated="11"/>
            <table:table-cell table:style-name="Default" table:number-columns-repeated="1012"/>
          </table:table-row>
          <table:table-row-group>
            <table:table-row-group table:display="false">
              <table:table-row table:style-name="ro2" table:visibility="collapse">
                <table:table-cell table:style-name="ce10" office:value-type="string" calcext:value-type="string">
                  <text:p>Costs effort postdoc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Author liasing <text:s/></text:p>
                  </table:table-cell>
                  <table:table-cell table:style-name="ce18" table:formula="of:=[.B137]*[.$D67]*[.B156]" office:value-type="currency" office:currency="EUR" office:value="7974.6835443038" calcext:value-type="currency">
                    <text:p>7.974,68 €</text:p>
                  </table:table-cell>
                  <table:table-cell table:style-name="ce18" table:formula="of:=[.C137]*[.$D67]*[.C156]" office:value-type="currency" office:currency="EUR" office:value="9856.70886075949" calcext:value-type="currency">
                    <text:p>9.856,71 €</text:p>
                  </table:table-cell>
                  <table:table-cell table:style-name="ce18" table:formula="of:=[.D137]*[.$D67]*[.D156]" office:value-type="currency" office:currency="EUR" office:value="13536.546835443" calcext:value-type="currency">
                    <text:p>13.536,55 €</text:p>
                  </table:table-cell>
                  <table:table-cell table:style-name="ce18" table:formula="of:=[.E137]*[.$D67]*[.E156]" office:value-type="currency" office:currency="EUR" office:value="20913.9648607595" calcext:value-type="currency">
                    <text:p>20.913,96 €</text:p>
                  </table:table-cell>
                  <table:table-cell table:style-name="ce18" table:formula="of:=[.F137]*[.$D67]*[.F156]" office:value-type="currency" office:currency="EUR" office:value="35902.3063443038" calcext:value-type="currency">
                    <text:p>35.902,3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eries liaising</text:p>
                  </table:table-cell>
                  <table:table-cell table:style-name="ce18" table:formula="of:=[.B36]*[.$D68]*[.B155]" office:value-type="currency" office:currency="EUR" office:value="1750" calcext:value-type="currency">
                    <text:p>1.750,00 €</text:p>
                  </table:table-cell>
                  <table:table-cell table:style-name="ce18" table:formula="of:=[.C36]*[.$D68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D36]*[.$D68]*[.D155]" office:value-type="currency" office:currency="EUR" office:value="2970.52" calcext:value-type="currency">
                    <text:p>2.970,52 €</text:p>
                  </table:table-cell>
                  <table:table-cell table:style-name="ce18" table:formula="of:=[.E36]*[.$D68]*[.E155]" office:value-type="currency" office:currency="EUR" office:value="4589.4534" calcext:value-type="currency">
                    <text:p>4.589,45 €</text:p>
                  </table:table-cell>
                  <table:table-cell table:style-name="ce18" table:formula="of:=[.F36]*[.$D68]*[.F155]" office:value-type="currency" office:currency="EUR" office:value="7878.56167" calcext:value-type="currency">
                    <text:p>7.878,5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Home library liaising </text:p>
                  </table:table-cell>
                  <table:table-cell table:style-name="ce18" table:formula="of:=[.$D69]*[.B156]" office:value-type="currency" office:currency="EUR" office:value="132.911392405063" calcext:value-type="currency">
                    <text:p>132,91 €</text:p>
                  </table:table-cell>
                  <table:table-cell table:style-name="ce18" table:formula="of:=[.$D69]*[.C156]" office:value-type="currency" office:currency="EUR" office:value="136.898734177215" calcext:value-type="currency">
                    <text:p>136,90 €</text:p>
                  </table:table-cell>
                  <table:table-cell table:style-name="ce18" table:formula="of:=[.$D69]*[.D156]" office:value-type="currency" office:currency="EUR" office:value="141.005696202532" calcext:value-type="currency">
                    <text:p>141,01 €</text:p>
                  </table:table-cell>
                  <table:table-cell table:style-name="ce18" table:formula="of:=[.$D69]*[.E156]" office:value-type="currency" office:currency="EUR" office:value="145.235867088608" calcext:value-type="currency">
                    <text:p>145,24 €</text:p>
                  </table:table-cell>
                  <table:table-cell table:style-name="ce18" table:formula="of:=[.$D69]*[.F156]" office:value-type="currency" office:currency="EUR" office:value="149.592943101266" calcext:value-type="currency">
                    <text:p>149,5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Home institution liaising</text:p>
                  </table:table-cell>
                  <table:table-cell table:style-name="ce18" table:formula="of:=[.$D70]*[.B156]" office:value-type="currency" office:currency="EUR" office:value="354.430379746835" calcext:value-type="currency">
                    <text:p>354,43 €</text:p>
                  </table:table-cell>
                  <table:table-cell table:style-name="ce18" table:formula="of:=[.$D70]*[.C156]" office:value-type="currency" office:currency="EUR" office:value="365.06329113924" calcext:value-type="currency">
                    <text:p>365,06 €</text:p>
                  </table:table-cell>
                  <table:table-cell table:style-name="ce18" table:formula="of:=[.$D70]*[.D156]" office:value-type="currency" office:currency="EUR" office:value="376.015189873418" calcext:value-type="currency">
                    <text:p>376,02 €</text:p>
                  </table:table-cell>
                  <table:table-cell table:style-name="ce18" table:formula="of:=[.$D70]*[.E156]" office:value-type="currency" office:currency="EUR" office:value="387.29564556962" calcext:value-type="currency">
                    <text:p>387,30 €</text:p>
                  </table:table-cell>
                  <table:table-cell table:style-name="ce18" table:formula="of:=[.$D70]*[.F156]" office:value-type="currency" office:currency="EUR" office:value="398.914514936709" calcext:value-type="currency">
                    <text:p>398,9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OD service provider liaising</text:p>
                  </table:table-cell>
                  <table:table-cell table:style-name="ce18" table:formula="of:=[.$D71]*[.B156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71]*[.C156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71]*[.D156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71]*[.E156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71]*[.F156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OD upload</text:p>
                  </table:table-cell>
                  <table:table-cell table:style-name="ce18" table:formula="of:=[.$B137]*[.B156]*[.$D72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7]*[.C156]*[.$D72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7]*[.D156]*[.$D72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7]*[.E156]*[.$D72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7]*[.F156]*[.$D72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$B137]*[.B156]*[.$D73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7]*[.C156]*[.$D73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7]*[.D156]*[.$D73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7]*[.E156]*[.$D73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7]*[.F156]*[.$D73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rst contact potential IM</text:p>
                  </table:table-cell>
                  <table:table-cell table:style-name="ce18" table:formula="of:=[.B156]*[.$D74]*([.B51]/[.$B49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4]*(([.C51]-[.B51])/[.$B49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4]*(([.D51]-[.C51])/[.$B49])*(1-[.$B32])" office:value-type="currency" office:currency="EUR" office:value="78.3364978902954" calcext:value-type="currency">
                    <text:p>78,34 €</text:p>
                  </table:table-cell>
                  <table:table-cell table:style-name="ce18" table:formula="of:=[.E156]*[.$D74]*(([.E51]-[.D51])/[.$B49])*(1-[.$B32])" office:value-type="currency" office:currency="EUR" office:value="322.746371308017" calcext:value-type="currency">
                    <text:p>322,75 €</text:p>
                  </table:table-cell>
                  <table:table-cell table:style-name="ce18" table:formula="of:=[.F156]*[.$D74]*(([.F51]-[.E51])/[.$B49])*(1-[.$B32])" office:value-type="currency" office:currency="EUR" office:value="415.535953059072" calcext:value-type="currency">
                    <text:p>415,5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nalizing pledging IM</text:p>
                  </table:table-cell>
                  <table:table-cell table:style-name="ce18" table:formula="of:=[.B156]*[.$D75]*[.B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5]*([.C51]-[.B51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5]*([.D51]-[.C51])*(1-[.$B32])" office:value-type="currency" office:currency="EUR" office:value="23.5009493670886" calcext:value-type="currency">
                    <text:p>23,50 €</text:p>
                  </table:table-cell>
                  <table:table-cell table:style-name="ce18" table:formula="of:=[.E156]*[.$D75]*([.E51]-[.D51])*(1-[.$B32])" office:value-type="currency" office:currency="EUR" office:value="96.8239113924051" calcext:value-type="currency">
                    <text:p>96,82 €</text:p>
                  </table:table-cell>
                  <table:table-cell table:style-name="ce18" table:formula="of:=[.F156]*[.$D75]*([.F51]-[.E51])*(1-[.$B32])" office:value-type="currency" office:currency="EUR" office:value="124.660785917722" calcext:value-type="currency">
                    <text:p>124,6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18" table:formula="of:=[.B156]*[.$D76]*[.B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6]*[.C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6]*[.D51]*(1-[.$B32])" office:value-type="currency" office:currency="EUR" office:value="7.75531329113925" calcext:value-type="currency">
                    <text:p>7,76 €</text:p>
                  </table:table-cell>
                  <table:table-cell table:style-name="ce18" table:formula="of:=[.E156]*[.$D76]*[.E51]*(1-[.$B32])" office:value-type="currency" office:currency="EUR" office:value="39.9398634493671" calcext:value-type="currency">
                    <text:p>39,94 €</text:p>
                  </table:table-cell>
                  <table:table-cell table:style-name="ce18" table:formula="of:=[.F156]*[.$D76]*[.F51]*(1-[.$B32])" office:value-type="currency" office:currency="EUR" office:value="82.2761187056963" calcext:value-type="currency">
                    <text:p>82,2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nference trips</text:p>
                  </table:table-cell>
                  <table:table-cell table:style-name="ce18" table:formula="of:=[.B155]*[.$D77]" office:value-type="currency" office:currency="EUR" office:value="1750" calcext:value-type="currency">
                    <text:p>1.750,00 €</text:p>
                  </table:table-cell>
                  <table:table-cell table:style-name="ce18" table:formula="of:=[.C155]*[.$D77]*(1-[.$B32])" office:value-type="currency" office:currency="EUR" office:value="90.1250000000001" calcext:value-type="currency">
                    <text:p>90,13 €</text:p>
                  </table:table-cell>
                  <table:table-cell table:style-name="ce18" table:formula="of:=[.D155]*[.$D77]*(1-[.$B32])" office:value-type="currency" office:currency="EUR" office:value="92.8287500000001" calcext:value-type="currency">
                    <text:p>92,83 €</text:p>
                  </table:table-cell>
                  <table:table-cell table:style-name="ce18" table:formula="of:=[.E155]*[.$D77]*(1-[.$B32])" office:value-type="currency" office:currency="EUR" office:value="95.6136125000001" calcext:value-type="currency">
                    <text:p>95,61 €</text:p>
                  </table:table-cell>
                  <table:table-cell table:style-name="ce18" table:formula="of:=[.F155]*[.$D77]*(1-[.$B32])" office:value-type="currency" office:currency="EUR" office:value="98.4820208750001" calcext:value-type="currency">
                    <text:p>98,4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community proofreading</text:p>
                  </table:table-cell>
                  <table:table-cell table:style-name="ce18" table:formula="of:=[.B156]*[.$D78]*[.$B13]*[.B137]" office:value-type="currency" office:currency="EUR" office:value="315.664556962025" calcext:value-type="currency">
                    <text:p>315,66 €</text:p>
                  </table:table-cell>
                  <table:table-cell table:style-name="ce18" table:formula="of:=[.C156]*[.$D78]*[.$B13]*[.C137]" office:value-type="currency" office:currency="EUR" office:value="390.161392405063" calcext:value-type="currency">
                    <text:p>390,16 €</text:p>
                  </table:table-cell>
                  <table:table-cell table:style-name="ce18" table:formula="of:=[.D156]*[.$D78]*[.$B13]*[.D137]" office:value-type="currency" office:currency="EUR" office:value="535.82164556962" calcext:value-type="currency">
                    <text:p>535,82 €</text:p>
                  </table:table-cell>
                  <table:table-cell table:style-name="ce18" table:formula="of:=[.E156]*[.$D78]*[.$B13]*[.E137]" office:value-type="currency" office:currency="EUR" office:value="827.844442405063" calcext:value-type="currency">
                    <text:p>827,84 €</text:p>
                  </table:table-cell>
                  <table:table-cell table:style-name="ce18" table:formula="of:=[.F156]*[.$D78]*[.$B13]*[.F137]" office:value-type="currency" office:currency="EUR" office:value="1421.13295946203" calcext:value-type="currency">
                    <text:p>1.421,13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community typesetting </text:p>
                  </table:table-cell>
                  <table:table-cell table:style-name="ce18" table:formula="of:=[.B156]*[.$D79]*[.$B16]*[.B137]" office:value-type="currency" office:currency="EUR" office:value="16.6139240506329" calcext:value-type="currency">
                    <text:p>16,61 €</text:p>
                  </table:table-cell>
                  <table:table-cell table:style-name="ce18" table:formula="of:=[.C156]*[.$D79]*[.$B16]*[.C137]" office:value-type="currency" office:currency="EUR" office:value="20.5348101265823" calcext:value-type="currency">
                    <text:p>20,53 €</text:p>
                  </table:table-cell>
                  <table:table-cell table:style-name="ce18" table:formula="of:=[.D156]*[.$D79]*[.$B16]*[.D137]" office:value-type="currency" office:currency="EUR" office:value="28.2011392405063" calcext:value-type="currency">
                    <text:p>28,20 €</text:p>
                  </table:table-cell>
                  <table:table-cell table:style-name="ce18" table:formula="of:=[.E156]*[.$D79]*[.$B16]*[.E137]" office:value-type="currency" office:currency="EUR" office:value="43.5707601265823" calcext:value-type="currency">
                    <text:p>43,57 €</text:p>
                  </table:table-cell>
                  <table:table-cell table:style-name="ce18" table:formula="of:=[.F156]*[.$D79]*[.$B16]*[.F137]" office:value-type="currency" office:currency="EUR" office:value="74.7964715506329" calcext:value-type="currency">
                    <text:p>74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eam coordination</text:p>
                  </table:table-cell>
                  <table:table-cell table:style-name="ce18" table:formula="of:=[.$D80]*[.B155]" office:value-type="currency" office:currency="EUR" office:value="2100" calcext:value-type="currency">
                    <text:p>2.100,00 €</text:p>
                  </table:table-cell>
                  <table:table-cell table:style-name="ce18" table:formula="of:=[.$D80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$D80]*[.D155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0]*[.E155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0]*[.F155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IT coordination and direction for service providers</text:p>
                  </table:table-cell>
                  <table:table-cell table:style-name="ce18" table:formula="of:=[.$D81]*[.B155]" office:value-type="currency" office:currency="EUR" office:value="2100" calcext:value-type="currency">
                    <text:p>2.100,00 €</text:p>
                  </table:table-cell>
                  <table:table-cell table:style-name="ce18" table:formula="of:=[.$D81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$D81]*[.D155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1]*[.E155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1]*[.F155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ordination advisory board</text:p>
                  </table:table-cell>
                  <table:table-cell table:style-name="ce18" table:formula="of:=[.$D82]*[.B156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82]*[.C156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82]*[.D156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82]*[.E156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82]*[.F156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eries editors meeting </text:p>
                  </table:table-cell>
                  <table:table-cell table:style-name="ce18" table:formula="of:=[.$D83]*[.B155]" office:value-type="currency" office:currency="EUR" office:value="700" calcext:value-type="currency">
                    <text:p>700,00 €</text:p>
                  </table:table-cell>
                  <table:table-cell table:style-name="ce18" table:formula="of:=[.$D83]*[.C155]" office:value-type="currency" office:currency="EUR" office:value="721" calcext:value-type="currency">
                    <text:p>721,00 €</text:p>
                  </table:table-cell>
                  <table:table-cell table:style-name="ce18" table:formula="of:=[.$D83]*[.D155]" office:value-type="currency" office:currency="EUR" office:value="742.63" calcext:value-type="currency">
                    <text:p>742,63 €</text:p>
                  </table:table-cell>
                  <table:table-cell table:style-name="ce18" table:formula="of:=[.$D83]*[.E155]" office:value-type="currency" office:currency="EUR" office:value="764.9089" calcext:value-type="currency">
                    <text:p>764,91 €</text:p>
                  </table:table-cell>
                  <table:table-cell table:style-name="ce18" table:formula="of:=[.$D83]*[.F155]" office:value-type="currency" office:currency="EUR" office:value="787.856167" calcext:value-type="currency">
                    <text:p>787,8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ordination marketing </text:p>
                  </table:table-cell>
                  <table:table-cell table:style-name="ce18" table:formula="of:=[.$D84]*[.B156]" office:value-type="currency" office:currency="EUR" office:value="531.645569620253" calcext:value-type="currency">
                    <text:p>531,65 €</text:p>
                  </table:table-cell>
                  <table:table-cell table:style-name="ce18" table:formula="of:=[.$D84]*[.C156]" office:value-type="currency" office:currency="EUR" office:value="547.594936708861" calcext:value-type="currency">
                    <text:p>547,59 €</text:p>
                  </table:table-cell>
                  <table:table-cell table:style-name="ce18" table:formula="of:=[.$D84]*[.D156]" office:value-type="currency" office:currency="EUR" office:value="564.022784810127" calcext:value-type="currency">
                    <text:p>564,02 €</text:p>
                  </table:table-cell>
                  <table:table-cell table:style-name="ce18" table:formula="of:=[.$D84]*[.E156]" office:value-type="currency" office:currency="EUR" office:value="580.94346835443" calcext:value-type="currency">
                    <text:p>580,94 €</text:p>
                  </table:table-cell>
                  <table:table-cell table:style-name="ce18" table:formula="of:=[.$D84]*[.F156]" office:value-type="currency" office:currency="EUR" office:value="598.371772405063" calcext:value-type="currency">
                    <text:p>598,3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Lobbying</text:p>
                  </table:table-cell>
                  <table:table-cell table:style-name="ce18" table:formula="of:=[.$D85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5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5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5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5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86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6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6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6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6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nancial planning</text:p>
                  </table:table-cell>
                  <table:table-cell table:style-name="ce18" table:formula="of:=[.$D87]*[.B156]" office:value-type="currency" office:currency="EUR" office:value="886.075949367089" calcext:value-type="currency">
                    <text:p>886,08 €</text:p>
                  </table:table-cell>
                  <table:table-cell table:style-name="ce18" table:formula="of:=[.$D87]*[.C156]" office:value-type="currency" office:currency="EUR" office:value="912.658227848101" calcext:value-type="currency">
                    <text:p>912,66 €</text:p>
                  </table:table-cell>
                  <table:table-cell table:style-name="ce18" table:formula="of:=[.$D87]*[.D156]" office:value-type="currency" office:currency="EUR" office:value="940.037974683544" calcext:value-type="currency">
                    <text:p>940,04 €</text:p>
                  </table:table-cell>
                  <table:table-cell table:style-name="ce18" table:formula="of:=[.$D87]*[.E156]" office:value-type="currency" office:currency="EUR" office:value="968.239113924051" calcext:value-type="currency">
                    <text:p>968,24 €</text:p>
                  </table:table-cell>
                  <table:table-cell table:style-name="ce18" table:formula="of:=[.$D87]*[.F156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Managerial accounting</text:p>
                  </table:table-cell>
                  <table:table-cell table:style-name="ce44" table:formula="of:=[.$D88]*[.B156]" office:value-type="currency" office:currency="EUR" office:value="886.075949367089" calcext:value-type="currency">
                    <text:p>886,08 €</text:p>
                  </table:table-cell>
                  <table:table-cell table:style-name="ce44" table:formula="of:=[.$D88]*[.C156]" office:value-type="currency" office:currency="EUR" office:value="912.658227848101" calcext:value-type="currency">
                    <text:p>912,66 €</text:p>
                  </table:table-cell>
                  <table:table-cell table:style-name="ce44" table:formula="of:=[.$D88]*[.D156]" office:value-type="currency" office:currency="EUR" office:value="940.037974683544" calcext:value-type="currency">
                    <text:p>940,04 €</text:p>
                  </table:table-cell>
                  <table:table-cell table:style-name="ce44" table:formula="of:=[.$D88]*[.E156]" office:value-type="currency" office:currency="EUR" office:value="968.239113924051" calcext:value-type="currency">
                    <text:p>968,24 €</text:p>
                  </table:table-cell>
                  <table:table-cell table:style-name="ce44" table:formula="of:=[.$D88]*[.F156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grant proposals</text:p>
                  </table:table-cell>
                  <table:table-cell table:style-name="ce18" table:formula="of:=[.$D89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9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9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9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9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Manuals and guidelines</text:p>
                  </table:table-cell>
                  <table:table-cell table:style-name="ce44" table:formula="of:=[.$D90]*[.B155]" office:value-type="currency" office:currency="EUR" office:value="1750" calcext:value-type="currency">
                    <text:p>1.750,00 €</text:p>
                  </table:table-cell>
                  <table:table-cell table:style-name="ce44" table:formula="of:=[.$D90]*[.C155]" office:value-type="currency" office:currency="EUR" office:value="1802.5" calcext:value-type="currency">
                    <text:p>1.802,50 €</text:p>
                  </table:table-cell>
                  <table:table-cell table:style-name="ce44" table:formula="of:=[.$D90]*[.D155]" office:value-type="currency" office:currency="EUR" office:value="1856.575" calcext:value-type="currency">
                    <text:p>1.856,58 €</text:p>
                  </table:table-cell>
                  <table:table-cell table:style-name="ce44" table:formula="of:=[.$D90]*[.E155]" office:value-type="currency" office:currency="EUR" office:value="1912.27225" calcext:value-type="currency">
                    <text:p>1.912,27 €</text:p>
                  </table:table-cell>
                  <table:table-cell table:style-name="ce44" table:formula="of:=[.$D90]*[.F155]" office:value-type="currency" office:currency="EUR" office:value="1969.6404175" calcext:value-type="currency">
                    <text:p>1.969,64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secretary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Extra admin new institutional member pledge</text:p>
                  </table:table-cell>
                  <table:table-cell table:style-name="ce44" table:formula="of:=[.B158]*[.$D92]*[.B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C158]*[.$D92]*([.C51]-[.B51])*(1-[.$B32])" office:value-type="currency" office:currency="EUR" office:value="0" calcext:value-type="currency">
                    <text:p>0,00 €</text:p>
                  </table:table-cell>
                  <table:table-cell table:style-name="ce44" table:formula="of:=[.D158]*[.$D92]*([.D51]-[.C51])*(1-[.$B32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8]*[.$D92]*([.E51]-[.D51])*(1-[.$B32])" office:value-type="currency" office:currency="EUR" office:value="165.983848101266" calcext:value-type="currency">
                    <text:p>165,98 €</text:p>
                  </table:table-cell>
                  <table:table-cell table:style-name="ce44" table:formula="of:=[.F158]*[.$D92]*([.F51]-[.E51])*(1-[.$B32])" office:value-type="currency" office:currency="EUR" office:value="213.70420443038" calcext:value-type="currency">
                    <text:p>213,7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44" table:formula="of:=[.B158]*[.$D93]*[.B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C158]*[.$D93]*[.C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D158]*[.$D93]*[.D51]*(1-[.$B32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8]*[.$D93]*[.E51]*(1-[.$B32])" office:value-type="currency" office:currency="EUR" office:value="207.479810126583" calcext:value-type="currency">
                    <text:p>207,48 €</text:p>
                  </table:table-cell>
                  <table:table-cell table:style-name="ce44" table:formula="of:=[.F158]*[.$D93]*[.F51]*(1-[.$B32])" office:value-type="currency" office:currency="EUR" office:value="427.40840886076" calcext:value-type="currency">
                    <text:p>427,4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table:number-columns-repeated="6"/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Extra support new individual member </text:p>
                  </table:table-cell>
                  <table:table-cell table:style-name="ce18" table:formula="of:=([.B63]-[.B54])*[.$D94]*[.B158]" office:value-type="currency" office:currency="EUR" office:value="28.4810126582278" calcext:value-type="currency">
                    <text:p>28,48 €</text:p>
                  </table:table-cell>
                  <table:table-cell table:style-name="ce18" table:formula="of:=([.C63]-[.B63])*[.$D94]*[.C158]" office:value-type="currency" office:currency="EUR" office:value="35.2025316455696" calcext:value-type="currency">
                    <text:p>35,20 €</text:p>
                  </table:table-cell>
                  <table:table-cell table:style-name="ce18" table:formula="of:=([.D63]-[.C63])*[.$D94]*[.D158]" office:value-type="currency" office:currency="EUR" office:value="48.3448101265823" calcext:value-type="currency">
                    <text:p>48,34 €</text:p>
                  </table:table-cell>
                  <table:table-cell table:style-name="ce18" table:formula="of:=([.E63]-[.D63])*[.$D94]*[.E158]" office:value-type="currency" office:currency="EUR" office:value="74.6927316455697" calcext:value-type="currency">
                    <text:p>74,69 €</text:p>
                  </table:table-cell>
                  <table:table-cell table:style-name="ce18" table:formula="of:=([.F63]-[.E63])*[.$D94]*[.F158]" office:value-type="currency" office:currency="EUR" office:value="128.222522658228" calcext:value-type="currency">
                    <text:p>128,22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upport existing individual member</text:p>
                  </table:table-cell>
                  <table:table-cell table:style-name="ce18" table:formula="of:=[.B63]*[.$D95]*[.B158]" office:value-type="currency" office:currency="EUR" office:value="14.7151898734177" calcext:value-type="currency">
                    <text:p>14,72 €</text:p>
                  </table:table-cell>
                  <table:table-cell table:style-name="ce18" table:formula="of:=[.C63]*[.$D95]*[.C158]" office:value-type="currency" office:currency="EUR" office:value="16.9167721518987" calcext:value-type="currency">
                    <text:p>16,92 €</text:p>
                  </table:table-cell>
                  <table:table-cell table:style-name="ce18" table:formula="of:=[.D63]*[.$D95]*[.D158]" office:value-type="currency" office:currency="EUR" office:value="19.8415158227848" calcext:value-type="currency">
                    <text:p>19,84 €</text:p>
                  </table:table-cell>
                  <table:table-cell table:style-name="ce18" table:formula="of:=[.E63]*[.$D95]*[.E158]" office:value-type="currency" office:currency="EUR" office:value="24.1713978797468" calcext:value-type="currency">
                    <text:p>24,17 €</text:p>
                  </table:table-cell>
                  <table:table-cell table:style-name="ce18" table:formula="of:=[.F63]*[.$D95]*[.F158]" office:value-type="currency" office:currency="EUR" office:value="31.3076659490506" calcext:value-type="currency">
                    <text:p>31,3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donor </text:p>
                  </table:table-cell>
                  <table:table-cell table:style-name="ce18" table:formula="of:=[.B158]*[.$D96]*[.B64]" office:value-type="currency" office:currency="EUR" office:value="2.84810126582278" calcext:value-type="currency">
                    <text:p>2,85 €</text:p>
                  </table:table-cell>
                  <table:table-cell table:style-name="ce18" table:formula="of:=[.C158]*[.$D96]*[.C64]" office:value-type="currency" office:currency="EUR" office:value="3.52025316455696" calcext:value-type="currency">
                    <text:p>3,52 €</text:p>
                  </table:table-cell>
                  <table:table-cell table:style-name="ce18" table:formula="of:=[.D158]*[.$D96]*[.D64]" office:value-type="currency" office:currency="EUR" office:value="4.83448101265823" calcext:value-type="currency">
                    <text:p>4,83 €</text:p>
                  </table:table-cell>
                  <table:table-cell table:style-name="ce18" table:formula="of:=[.E158]*[.$D96]*[.E64]" office:value-type="currency" office:currency="EUR" office:value="7.46927316455697" calcext:value-type="currency">
                    <text:p>7,47 €</text:p>
                  </table:table-cell>
                  <table:table-cell table:style-name="ce18" table:formula="of:=[.F158]*[.$D96]*[.F64]" office:value-type="currency" office:currency="EUR" office:value="12.8222522658228" calcext:value-type="currency">
                    <text:p>12,82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Bookkeeping</text:p>
                  </table:table-cell>
                  <table:table-cell table:style-name="ce18" table:formula="of:=[.B157]*[.$D97]" office:value-type="currency" office:currency="EUR" office:value="1200" calcext:value-type="currency">
                    <text:p>1.200,00 €</text:p>
                  </table:table-cell>
                  <table:table-cell table:style-name="ce18" table:formula="of:=[.C157]*[.$D97]" office:value-type="currency" office:currency="EUR" office:value="1236" calcext:value-type="currency">
                    <text:p>1.236,00 €</text:p>
                  </table:table-cell>
                  <table:table-cell table:style-name="ce18" table:formula="of:=[.D157]*[.$D97]" office:value-type="currency" office:currency="EUR" office:value="1273.08" calcext:value-type="currency">
                    <text:p>1.273,08 €</text:p>
                  </table:table-cell>
                  <table:table-cell table:style-name="ce18" table:formula="of:=[.E157]*[.$D97]" office:value-type="currency" office:currency="EUR" office:value="1311.2724" calcext:value-type="currency">
                    <text:p>1.311,27 €</text:p>
                  </table:table-cell>
                  <table:table-cell table:style-name="ce18" table:formula="of:=[.F157]*[.$D97]" office:value-type="currency" office:currency="EUR" office:value="1350.610572" calcext:value-type="currency">
                    <text:p>1.350,61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assistant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bibliographies </text:p>
                  </table:table-cell>
                  <table:table-cell table:style-name="ce18" table:formula="of:=[.$D99]*[.B160]*[.B62]*[.$B18]" office:value-type="currency" office:currency="EUR" office:value="581.012658227846" calcext:value-type="currency">
                    <text:p>581,01 €</text:p>
                  </table:table-cell>
                  <table:table-cell table:style-name="ce18" table:formula="of:=[.$D99]*[.C160]*[.C62]*[.$B18]" office:value-type="currency" office:currency="EUR" office:value="718.131645569618" calcext:value-type="currency">
                    <text:p>718,13 €</text:p>
                  </table:table-cell>
                  <table:table-cell table:style-name="ce18" table:formula="of:=[.$D99]*[.D160]*[.D62]*[.$B18]" office:value-type="currency" office:currency="EUR" office:value="986.234126582275" calcext:value-type="currency">
                    <text:p>986,23 €</text:p>
                  </table:table-cell>
                  <table:table-cell table:style-name="ce18" table:formula="of:=[.$D99]*[.E160]*[.E62]*[.$B18]" office:value-type="currency" office:currency="EUR" office:value="1523.73172556962" calcext:value-type="currency">
                    <text:p>1.523,73 €</text:p>
                  </table:table-cell>
                  <table:table-cell table:style-name="ce18" table:formula="of:=[.$D99]*[.F160]*[.F62]*[.$B18]" office:value-type="currency" office:currency="EUR" office:value="2615.73946222784" calcext:value-type="currency">
                    <text:p>2.615,7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ables <text:s/></text:p>
                  </table:table-cell>
                  <table:table-cell table:style-name="ce18" table:formula="of:=[.$D100]*[.B160]*[.B62]*[.$B6]*[.$B18]" office:value-type="currency" office:currency="EUR" office:value="435.759493670885" calcext:value-type="currency">
                    <text:p>435,76 €</text:p>
                  </table:table-cell>
                  <table:table-cell table:style-name="ce18" table:formula="of:=[.$D100]*[.C160]*[.C62]*[.$B6]*[.$B18]" office:value-type="currency" office:currency="EUR" office:value="538.598734177213" calcext:value-type="currency">
                    <text:p>538,60 €</text:p>
                  </table:table-cell>
                  <table:table-cell table:style-name="ce18" table:formula="of:=[.$D100]*[.D160]*[.D62]*[.$B6]*[.$B18]" office:value-type="currency" office:currency="EUR" office:value="739.675594936706" calcext:value-type="currency">
                    <text:p>739,68 €</text:p>
                  </table:table-cell>
                  <table:table-cell table:style-name="ce18" table:formula="of:=[.$D100]*[.E160]*[.E62]*[.$B6]*[.$B18]" office:value-type="currency" office:currency="EUR" office:value="1142.79879417721" calcext:value-type="currency">
                    <text:p>1.142,80 €</text:p>
                  </table:table-cell>
                  <table:table-cell table:style-name="ce18" table:formula="of:=[.$D100]*[.F160]*[.F62]*[.$B6]*[.$B18]" office:value-type="currency" office:currency="EUR" office:value="1961.80459667088" calcext:value-type="currency">
                    <text:p>1.961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gures <text:s/></text:p>
                  </table:table-cell>
                  <table:table-cell table:style-name="ce18" table:formula="of:=[.$D101]*[.B160]*[.B62]*[.$B7]*[.$B18]" office:value-type="currency" office:currency="EUR" office:value="217.879746835442" calcext:value-type="currency">
                    <text:p>217,88 €</text:p>
                  </table:table-cell>
                  <table:table-cell table:style-name="ce18" table:formula="of:=[.$D101]*[.C160]*[.C62]*[.$B7]*[.$B18]" office:value-type="currency" office:currency="EUR" office:value="269.299367088607" calcext:value-type="currency">
                    <text:p>269,30 €</text:p>
                  </table:table-cell>
                  <table:table-cell table:style-name="ce18" table:formula="of:=[.$D101]*[.D160]*[.D62]*[.$B7]*[.$B18]" office:value-type="currency" office:currency="EUR" office:value="369.837797468353" calcext:value-type="currency">
                    <text:p>369,84 €</text:p>
                  </table:table-cell>
                  <table:table-cell table:style-name="ce18" table:formula="of:=[.$D101]*[.E160]*[.E62]*[.$B7]*[.$B18]" office:value-type="currency" office:currency="EUR" office:value="571.399397088606" calcext:value-type="currency">
                    <text:p>571,40 €</text:p>
                  </table:table-cell>
                  <table:table-cell table:style-name="ce18" table:formula="of:=[.$D101]*[.F160]*[.F62]*[.$B7]*[.$B18]" office:value-type="currency" office:currency="EUR" office:value="980.90229833544" calcext:value-type="currency">
                    <text:p>980,9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ypesetting <text:s/></text:p>
                  </table:table-cell>
                  <table:table-cell table:style-name="ce18" table:formula="of:=[.B160]*[.$B16]*[.B62]*[.$B5]*[.$D102]" office:value-type="currency" office:currency="EUR" office:value="341.772151898733" calcext:value-type="currency">
                    <text:p>341,77 €</text:p>
                  </table:table-cell>
                  <table:table-cell table:style-name="ce18" table:formula="of:=[.C160]*[.$B16]*[.C62]*[.$B5]*[.$D102]" office:value-type="currency" office:currency="EUR" office:value="422.430379746834" calcext:value-type="currency">
                    <text:p>422,43 €</text:p>
                  </table:table-cell>
                  <table:table-cell table:style-name="ce18" table:formula="of:=[.D160]*[.$B16]*[.D62]*[.$B5]*[.$D102]" office:value-type="currency" office:currency="EUR" office:value="580.137721518985" calcext:value-type="currency">
                    <text:p>580,14 €</text:p>
                  </table:table-cell>
                  <table:table-cell table:style-name="ce18" table:formula="of:=[.E160]*[.$B16]*[.E62]*[.$B5]*[.$D102]" office:value-type="currency" office:currency="EUR" office:value="896.312779746832" calcext:value-type="currency">
                    <text:p>896,31 €</text:p>
                  </table:table-cell>
                  <table:table-cell table:style-name="ce18" table:formula="of:=[.F160]*[.$B16]*[.F62]*[.$B5]*[.$D102]" office:value-type="currency" office:currency="EUR" office:value="1538.67027189873" calcext:value-type="currency">
                    <text:p>1.538,6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roofreading per page</text:p>
                  </table:table-cell>
                  <table:table-cell table:style-name="ce18" table:formula="of:=[.B160]*[.$B15]*[.B62]*[.$B5]*[.$D103]" office:value-type="currency" office:currency="EUR" office:value="136.708860759493" calcext:value-type="currency">
                    <text:p>136,71 €</text:p>
                  </table:table-cell>
                  <table:table-cell table:style-name="ce18" table:formula="of:=[.C160]*[.$B15]*[.C62]*[.$B5]*[.$D103]" office:value-type="currency" office:currency="EUR" office:value="168.972151898734" calcext:value-type="currency">
                    <text:p>168,97 €</text:p>
                  </table:table-cell>
                  <table:table-cell table:style-name="ce18" table:formula="of:=[.D160]*[.$B15]*[.D62]*[.$B5]*[.$D103]" office:value-type="currency" office:currency="EUR" office:value="232.055088607594" calcext:value-type="currency">
                    <text:p>232,06 €</text:p>
                  </table:table-cell>
                  <table:table-cell table:style-name="ce18" table:formula="of:=[.E160]*[.$B15]*[.E62]*[.$B5]*[.$D103]" office:value-type="currency" office:currency="EUR" office:value="358.525111898733" calcext:value-type="currency">
                    <text:p>358,53 €</text:p>
                  </table:table-cell>
                  <table:table-cell table:style-name="ce18" table:formula="of:=[.F160]*[.$B15]*[.F62]*[.$B5]*[.$D103]" office:value-type="currency" office:currency="EUR" office:value="615.468108759492" calcext:value-type="currency">
                    <text:p>615,4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indexing <text:s/></text:p>
                  </table:table-cell>
                  <table:table-cell table:style-name="ce18" table:formula="of:=[.B160]*[.$B20]*[.B62]*[.$B5]*[.$D104]" office:value-type="currency" office:currency="EUR" office:value="307.59493670886" calcext:value-type="currency">
                    <text:p>307,59 €</text:p>
                  </table:table-cell>
                  <table:table-cell table:style-name="ce18" table:formula="of:=[.C160]*[.$B20]*[.C62]*[.$B5]*[.$D104]" office:value-type="currency" office:currency="EUR" office:value="380.187341772151" calcext:value-type="currency">
                    <text:p>380,19 €</text:p>
                  </table:table-cell>
                  <table:table-cell table:style-name="ce18" table:formula="of:=[.D160]*[.$B20]*[.D62]*[.$B5]*[.$D104]" office:value-type="currency" office:currency="EUR" office:value="522.123949367087" calcext:value-type="currency">
                    <text:p>522,12 €</text:p>
                  </table:table-cell>
                  <table:table-cell table:style-name="ce18" table:formula="of:=[.E160]*[.$B20]*[.E62]*[.$B5]*[.$D104]" office:value-type="currency" office:currency="EUR" office:value="806.681501772149" calcext:value-type="currency">
                    <text:p>806,68 €</text:p>
                  </table:table-cell>
                  <table:table-cell table:style-name="ce18" table:formula="of:=[.F160]*[.$B20]*[.F62]*[.$B5]*[.$D104]" office:value-type="currency" office:currency="EUR" office:value="1384.80324470886" calcext:value-type="currency">
                    <text:p>1.384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B62]*[.$D105]*[.B160]" office:value-type="currency" office:currency="EUR" office:value="85.4430379746833" calcext:value-type="currency">
                    <text:p>85,44 €</text:p>
                  </table:table-cell>
                  <table:table-cell table:style-name="ce18" table:formula="of:=[.C62]*[.$D105]*[.C160]" office:value-type="currency" office:currency="EUR" office:value="105.607594936709" calcext:value-type="currency">
                    <text:p>105,61 €</text:p>
                  </table:table-cell>
                  <table:table-cell table:style-name="ce18" table:formula="of:=[.D62]*[.$D105]*[.D160]" office:value-type="currency" office:currency="EUR" office:value="145.034430379746" calcext:value-type="currency">
                    <text:p>145,03 €</text:p>
                  </table:table-cell>
                  <table:table-cell table:style-name="ce18" table:formula="of:=[.E62]*[.$D105]*[.E160]" office:value-type="currency" office:currency="EUR" office:value="224.078194936708" calcext:value-type="currency">
                    <text:p>224,08 €</text:p>
                  </table:table-cell>
                  <table:table-cell table:style-name="ce18" table:formula="of:=[.F62]*[.$D105]*[.F160]" office:value-type="currency" office:currency="EUR" office:value="384.667567974682" calcext:value-type="currency">
                    <text:p>384,67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professor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107]*[.B162]" office:value-type="currency" office:currency="EUR" office:value="405.063291139241" calcext:value-type="currency">
                    <text:p>405,06 €</text:p>
                  </table:table-cell>
                  <table:table-cell table:style-name="ce18" table:formula="of:=[.$D107]*[.C162]" office:value-type="currency" office:currency="EUR" office:value="417.215189873418" calcext:value-type="currency">
                    <text:p>417,22 €</text:p>
                  </table:table-cell>
                  <table:table-cell table:style-name="ce18" table:formula="of:=[.$D107]*[.D162]" office:value-type="currency" office:currency="EUR" office:value="429.731645569621" calcext:value-type="currency">
                    <text:p>429,73 €</text:p>
                  </table:table-cell>
                  <table:table-cell table:style-name="ce18" table:formula="of:=[.$D107]*[.E162]" office:value-type="currency" office:currency="EUR" office:value="442.623594936709" calcext:value-type="currency">
                    <text:p>442,62 €</text:p>
                  </table:table-cell>
                  <table:table-cell table:style-name="ce18" table:formula="of:=[.$D107]*[.F162]" office:value-type="currency" office:currency="EUR" office:value="455.902302784811" calcext:value-type="currency">
                    <text:p>455,90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165:.B206])" office:value-type="currency" office:currency="EUR" office:value="30756.0126582278" calcext:value-type="currency">
                  <text:p>30.756,01 €</text:p>
                </table:table-cell>
                <table:table-cell table:style-name="ce17" table:formula="of:=SUM([.C165:.C206])" office:value-type="currency" office:currency="EUR" office:value="32480.1373417721" calcext:value-type="currency">
                  <text:p>32.480,14 €</text:p>
                </table:table-cell>
                <table:table-cell table:style-name="ce17" table:formula="of:=SUM([.D165:.D206])" office:value-type="currency" office:currency="EUR" office:value="38821.9680516877" calcext:value-type="currency">
                  <text:p>38.821,97 €</text:p>
                </table:table-cell>
                <table:table-cell table:style-name="ce17" table:formula="of:=SUM([.E165:.E206])" office:value-type="currency" office:currency="EUR" office:value="51287.6373912131" calcext:value-type="currency">
                  <text:p>51.287,64 €</text:p>
                </table:table-cell>
                <table:table-cell table:style-name="ce17" table:formula="of:=SUM([.F165:.F206])" office:value-type="currency" office:currency="EUR" office:value="75198.2591998736" calcext:value-type="currency">
                  <text:p>75.198,26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Default" table:number-columns-repeated="1024"/>
            </table:table-row>
            <table:table-row table:style-name="ro2">
              <table:table-cell table:style-name="ce10" office:value-type="string" calcext:value-type="string">
                <text:p>Variable items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 table:display="false">
              <table:table-row table:style-name="ro2" table:visibility="collapse">
                <table:table-cell table:style-name="ce18" office:value-type="string" calcext:value-type="string">
                  <text:p>External typesetting</text:p>
                </table:table-cell>
                <table:table-cell table:style-name="ce18" table:formula="of:=[.B62]*[.$B5]*[.$B17]*[.$D109]" office:value-type="currency" office:currency="EUR" office:value="300" calcext:value-type="currency">
                  <text:p>300,00 €</text:p>
                </table:table-cell>
                <table:table-cell table:style-name="ce18" table:formula="of:=[.C62]*[.$B5]*[.$B17]*[.$D109]" office:value-type="currency" office:currency="EUR" office:value="360" calcext:value-type="currency">
                  <text:p>360,00 €</text:p>
                </table:table-cell>
                <table:table-cell table:style-name="ce18" table:formula="of:=[.D62]*[.$B5]*[.$B17]*[.$D109]" office:value-type="currency" office:currency="EUR" office:value="480" calcext:value-type="currency">
                  <text:p>480,00 €</text:p>
                </table:table-cell>
                <table:table-cell table:style-name="ce18" table:formula="of:=[.E62]*[.$B5]*[.$B17]*[.$D109]" office:value-type="currency" office:currency="EUR" office:value="720" calcext:value-type="currency">
                  <text:p>720,00 €</text:p>
                </table:table-cell>
                <table:table-cell table:style-name="ce18" table:formula="of:=[.F62]*[.$B5]*[.$B17]*[.$D109]" office:value-type="currency" office:currency="EUR" office:value="1200" calcext:value-type="currency">
                  <text:p>1.20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external proofreading</text:p>
                </table:table-cell>
                <table:table-cell table:style-name="ce18" table:formula="of:=[.B62]*[.$B5]*[.$B14]*[.$D110]" office:value-type="currency" office:currency="EUR" office:value="30" calcext:value-type="currency">
                  <text:p>30,00 €</text:p>
                </table:table-cell>
                <table:table-cell table:style-name="ce18" table:formula="of:=[.C62]*[.$B5]*[.$B14]*[.$D110]" office:value-type="currency" office:currency="EUR" office:value="36" calcext:value-type="currency">
                  <text:p>36,00 €</text:p>
                </table:table-cell>
                <table:table-cell table:style-name="ce18" table:formula="of:=[.D62]*[.$B5]*[.$B14]*[.$D110]" office:value-type="currency" office:currency="EUR" office:value="48" calcext:value-type="currency">
                  <text:p>48,00 €</text:p>
                </table:table-cell>
                <table:table-cell table:style-name="ce18" table:formula="of:=[.E62]*[.$B5]*[.$B14]*[.$D110]" office:value-type="currency" office:currency="EUR" office:value="72" calcext:value-type="currency">
                  <text:p>72,00 €</text:p>
                </table:table-cell>
                <table:table-cell table:style-name="ce18" table:formula="of:=[.F62]*[.$B5]*[.$B14]*[.$D110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external indexing</text:p>
                </table:table-cell>
                <table:table-cell table:style-name="ce18" table:formula="of:=[.B62]*[.$B5]*[.$B19]*[.$D111]" office:value-type="currency" office:currency="EUR" office:value="30" calcext:value-type="currency">
                  <text:p>30,00 €</text:p>
                </table:table-cell>
                <table:table-cell table:style-name="ce18" table:formula="of:=[.C62]*[.$B5]*[.$B19]*[.$D111]" office:value-type="currency" office:currency="EUR" office:value="36" calcext:value-type="currency">
                  <text:p>36,00 €</text:p>
                </table:table-cell>
                <table:table-cell table:style-name="ce18" table:formula="of:=[.D62]*[.$B5]*[.$B19]*[.$D111]" office:value-type="currency" office:currency="EUR" office:value="48" calcext:value-type="currency">
                  <text:p>48,00 €</text:p>
                </table:table-cell>
                <table:table-cell table:style-name="ce18" table:formula="of:=[.E62]*[.$B5]*[.$B19]*[.$D111]" office:value-type="currency" office:currency="EUR" office:value="72" calcext:value-type="currency">
                  <text:p>72,00 €</text:p>
                </table:table-cell>
                <table:table-cell table:style-name="ce18" table:formula="of:=[.F62]*[.$B5]*[.$B19]*[.$D111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Library copies and own copies</text:p>
                </table:table-cell>
                <table:table-cell table:style-name="ce18" table:formula="of:=[.B62]*[.$B10]*([.$B11]+[.$B5]*[.$B12])" office:value-type="currency" office:currency="EUR" office:value="525" calcext:value-type="currency">
                  <text:p>525,00 €</text:p>
                </table:table-cell>
                <table:table-cell table:style-name="ce18" table:formula="of:=[.C62]*[.$B10]*([.$B11]+[.$B5]*[.$B12])" office:value-type="currency" office:currency="EUR" office:value="630" calcext:value-type="currency">
                  <text:p>630,00 €</text:p>
                </table:table-cell>
                <table:table-cell table:style-name="ce18" table:formula="of:=[.D62]*[.$B10]*([.$B11]+[.$B5]*[.$B12])" office:value-type="currency" office:currency="EUR" office:value="840" calcext:value-type="currency">
                  <text:p>840,00 €</text:p>
                </table:table-cell>
                <table:table-cell table:style-name="ce18" table:formula="of:=[.E62]*[.$B10]*([.$B11]+[.$B5]*[.$B12])" office:value-type="currency" office:currency="EUR" office:value="1260" calcext:value-type="currency">
                  <text:p>1.260,00 €</text:p>
                </table:table-cell>
                <table:table-cell table:style-name="ce18" table:formula="of:=[.F62]*[.$B10]*([.$B11]+[.$B5]*[.$B12])" office:value-type="currency" office:currency="EUR" office:value="2100" calcext:value-type="currency">
                  <text:p>2.10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Commission IM acquisition</text:p>
                </table:table-cell>
                <table:table-cell table:style-name="ce18" table:formula="of:=[.B51]*[.$B32]*[.$B48]*[.$D113]" office:value-type="currency" office:currency="EUR" office:value="0" calcext:value-type="currency">
                  <text:p>0,00 €</text:p>
                </table:table-cell>
                <table:table-cell table:style-name="ce18" table:formula="of:=[.C51]*[.$B32]*[.$B48]*[.$D113]" office:value-type="currency" office:currency="EUR" office:value="0" calcext:value-type="currency">
                  <text:p>0,00 €</text:p>
                </table:table-cell>
                <table:table-cell table:style-name="ce18" table:formula="of:=[.D51]*[.$B32]*[.$B48]*[.$D113]" office:value-type="currency" office:currency="EUR" office:value="1425" calcext:value-type="currency">
                  <text:p>1.425,00 €</text:p>
                </table:table-cell>
                <table:table-cell table:style-name="ce18" table:formula="of:=[.E51]*[.$B32]*[.$B48]*[.$D113]" office:value-type="currency" office:currency="EUR" office:value="7125" calcext:value-type="currency">
                  <text:p>7.125,00 €</text:p>
                </table:table-cell>
                <table:table-cell table:style-name="ce18" table:formula="of:=[.F51]*[.$B32]*[.$B48]*[.$D113]" office:value-type="currency" office:currency="EUR" office:value="14250" calcext:value-type="currency">
                  <text:p>14.25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SBNS</text:p>
                </table:table-cell>
                <table:table-cell table:style-name="ce18" table:formula="of:=[.B62]*[.$B9]*[.$D114]" office:value-type="currency" office:currency="EUR" office:value="15" calcext:value-type="currency">
                  <text:p>15,00 €</text:p>
                </table:table-cell>
                <table:table-cell table:style-name="ce18" table:formula="of:=[.C62]*[.$B9]*[.$D114]" office:value-type="currency" office:currency="EUR" office:value="18" calcext:value-type="currency">
                  <text:p>18,00 €</text:p>
                </table:table-cell>
                <table:table-cell table:style-name="ce18" table:formula="of:=[.D62]*[.$B9]*[.$D114]" office:value-type="currency" office:currency="EUR" office:value="24" calcext:value-type="currency">
                  <text:p>24,00 €</text:p>
                </table:table-cell>
                <table:table-cell table:style-name="ce18" table:formula="of:=[.E62]*[.$B9]*[.$D114]" office:value-type="currency" office:currency="EUR" office:value="36" calcext:value-type="currency">
                  <text:p>36,00 €</text:p>
                </table:table-cell>
                <table:table-cell table:style-name="ce18" table:formula="of:=[.F62]*[.$B9]*[.$D114]" office:value-type="currency" office:currency="EUR" office:value="60" calcext:value-type="currency">
                  <text:p>6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DOIs</text:p>
                </table:table-cell>
                <table:table-cell table:style-name="ce18" table:formula="of:=[.B62]*[.$B8]*[.$D115]" office:value-type="currency" office:currency="EUR" office:value="37.5" calcext:value-type="currency">
                  <text:p>37,50 €</text:p>
                </table:table-cell>
                <table:table-cell table:style-name="ce18" table:formula="of:=[.C62]*[.$B8]*[.$D115]" office:value-type="currency" office:currency="EUR" office:value="45" calcext:value-type="currency">
                  <text:p>45,00 €</text:p>
                </table:table-cell>
                <table:table-cell table:style-name="ce18" table:formula="of:=[.D62]*[.$B8]*[.$D115]" office:value-type="currency" office:currency="EUR" office:value="60" calcext:value-type="currency">
                  <text:p>60,00 €</text:p>
                </table:table-cell>
                <table:table-cell table:style-name="ce18" table:formula="of:=[.E62]*[.$B8]*[.$D115]" office:value-type="currency" office:currency="EUR" office:value="90" calcext:value-type="currency">
                  <text:p>90,00 €</text:p>
                </table:table-cell>
                <table:table-cell table:style-name="ce18" table:formula="of:=[.F62]*[.$B8]*[.$D115]" office:value-type="currency" office:currency="EUR" office:value="150" calcext:value-type="currency">
                  <text:p>150,00 €</text:p>
                </table:table-cell>
                <table:table-cell table:style-name="Default" table:number-columns-repeated="1018"/>
              </table:table-row>
              <table:table-row table:style-name="ro3" table:visibility="collapse">
                <table:table-cell table:style-name="ce17" office:value-type="string" calcext:value-type="string">
                  <text:p><text:span text:style-name="T1">TOTAL</text:span>  </text:p>
                </table:table-cell>
                <table:table-cell table:style-name="ce17" table:formula="of:=SUM([.B210:.B216])" office:value-type="currency" office:currency="EUR" office:value="937.5" calcext:value-type="currency">
                  <text:p>937,50 €</text:p>
                </table:table-cell>
                <table:table-cell table:style-name="ce17" table:formula="of:=SUM([.C210:.C216])" office:value-type="currency" office:currency="EUR" office:value="1125" calcext:value-type="currency">
                  <text:p>1.125,00 €</text:p>
                </table:table-cell>
                <table:table-cell table:style-name="ce17" table:formula="of:=SUM([.D210:.D216])" office:value-type="currency" office:currency="EUR" office:value="2925" calcext:value-type="currency">
                  <text:p>2.925,00 €</text:p>
                </table:table-cell>
                <table:table-cell table:style-name="ce17" table:formula="of:=SUM([.E210:.E216])" office:value-type="currency" office:currency="EUR" office:value="9375" calcext:value-type="currency">
                  <text:p>9.375,00 €</text:p>
                </table:table-cell>
                <table:table-cell table:style-name="ce17" table:formula="of:=SUM([.F210:.F216])" office:value-type="currency" office:currency="EUR" office:value="18000" calcext:value-type="currency">
                  <text:p>18.000,00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0" office:value-type="string" calcext:value-type="string">
                <text:p>Fixed non-personnel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 table:display="false">
              <table:table-row table:style-name="ro2" table:visibility="collapse">
                <table:table-cell table:style-name="ce18" office:value-type="string" calcext:value-type="string">
                  <text:p>Design of marketing material</text:p>
                </table:table-cell>
                <table:table-cell table:style-name="ce18" table:formula="of:=[.D117]" office:value-type="currency" office:currency="EUR" office:value="500" calcext:value-type="currency">
                  <text:p>500,00 €</text:p>
                </table:table-cell>
                <table:table-cell table:style-name="ce18" table:formula="of:=[.B219]*(1+[.$B27])" office:value-type="currency" office:currency="EUR" office:value="515" calcext:value-type="currency">
                  <text:p>515,00 €</text:p>
                </table:table-cell>
                <table:table-cell table:style-name="ce18" table:formula="of:=[.C219]*(1+[.$B27])" office:value-type="currency" office:currency="EUR" office:value="530.45" calcext:value-type="currency">
                  <text:p>530,45 €</text:p>
                </table:table-cell>
                <table:table-cell table:style-name="ce18" table:formula="of:=[.D219]*(1+[.$B27])" office:value-type="currency" office:currency="EUR" office:value="546.3635" calcext:value-type="currency">
                  <text:p>546,36 €</text:p>
                </table:table-cell>
                <table:table-cell table:style-name="ce18" table:formula="of:=[.E219]*(1+[.$B27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Production of marketing material</text:p>
                </table:table-cell>
                <table:table-cell table:style-name="ce18" table:formula="of:=[.D118]" office:value-type="currency" office:currency="EUR" office:value="200" calcext:value-type="currency">
                  <text:p>200,00 €</text:p>
                </table:table-cell>
                <table:table-cell table:style-name="ce18" table:formula="of:=[.B220]*(1+[.$B27])" office:value-type="currency" office:currency="EUR" office:value="206" calcext:value-type="currency">
                  <text:p>206,00 €</text:p>
                </table:table-cell>
                <table:table-cell table:style-name="ce18" table:formula="of:=[.C220]*(1+[.$B27])" office:value-type="currency" office:currency="EUR" office:value="212.18" calcext:value-type="currency">
                  <text:p>212,18 €</text:p>
                </table:table-cell>
                <table:table-cell table:style-name="ce18" table:formula="of:=[.D220]*(1+[.$B27])" office:value-type="currency" office:currency="EUR" office:value="218.5454" calcext:value-type="currency">
                  <text:p>218,55 €</text:p>
                </table:table-cell>
                <table:table-cell table:style-name="ce18" table:formula="of:=[.E220]*(1+[.$B27])" office:value-type="currency" office:currency="EUR" office:value="225.101762" calcext:value-type="currency">
                  <text:p>225,1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Travel</text:p>
                </table:table-cell>
                <table:table-cell table:style-name="ce18" table:formula="of:=[.D119]" office:value-type="currency" office:currency="EUR" office:value="2000" calcext:value-type="currency">
                  <text:p>2.000,00 €</text:p>
                </table:table-cell>
                <table:table-cell table:style-name="ce18" table:formula="of:=[.B221]*(1+[.$B27])" office:value-type="currency" office:currency="EUR" office:value="2060" calcext:value-type="currency">
                  <text:p>2.060,00 €</text:p>
                </table:table-cell>
                <table:table-cell table:style-name="ce18" table:formula="of:=[.C221]*(1+[.$B27])" office:value-type="currency" office:currency="EUR" office:value="2121.8" calcext:value-type="currency">
                  <text:p>2.121,80 €</text:p>
                </table:table-cell>
                <table:table-cell table:style-name="ce18" table:formula="of:=[.D221]*(1+[.$B27])" office:value-type="currency" office:currency="EUR" office:value="2185.454" calcext:value-type="currency">
                  <text:p>2.185,45 €</text:p>
                </table:table-cell>
                <table:table-cell table:style-name="ce18" table:formula="of:=[.E221]*(1+[.$B27])" office:value-type="currency" office:currency="EUR" office:value="2251.01762" calcext:value-type="currency">
                  <text:p>2.251,02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Rent</text:p>
                </table:table-cell>
                <table:table-cell table:style-name="ce18" table:formula="of:=[.D120]" office:value-type="currency" office:currency="EUR" office:value="12000" calcext:value-type="currency">
                  <text:p>12.000,00 €</text:p>
                </table:table-cell>
                <table:table-cell table:style-name="ce18" table:formula="of:=[.B222]*(1+[.$B27])" office:value-type="currency" office:currency="EUR" office:value="12360" calcext:value-type="currency">
                  <text:p>12.360,00 €</text:p>
                </table:table-cell>
                <table:table-cell table:style-name="ce18" table:formula="of:=[.C222]*(1+[.$B27])" office:value-type="currency" office:currency="EUR" office:value="12730.8" calcext:value-type="currency">
                  <text:p>12.730,80 €</text:p>
                </table:table-cell>
                <table:table-cell table:style-name="ce18" table:formula="of:=[.D222]*(1+[.$B27])" office:value-type="currency" office:currency="EUR" office:value="13112.724" calcext:value-type="currency">
                  <text:p>13.112,72 €</text:p>
                </table:table-cell>
                <table:table-cell table:style-name="ce18" table:formula="of:=[.E222]*(1+[.$B27])" office:value-type="currency" office:currency="EUR" office:value="13506.10572" calcext:value-type="currency">
                  <text:p>13.506,1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Stationary and telco</text:p>
                </table:table-cell>
                <table:table-cell table:style-name="ce18" table:formula="of:=[.D121]" office:value-type="currency" office:currency="EUR" office:value="1200" calcext:value-type="currency">
                  <text:p>1.200,00 €</text:p>
                </table:table-cell>
                <table:table-cell table:style-name="ce18" table:formula="of:=[.B223]*(1+[.$B27])" office:value-type="currency" office:currency="EUR" office:value="1236" calcext:value-type="currency">
                  <text:p>1.236,00 €</text:p>
                </table:table-cell>
                <table:table-cell table:style-name="ce18" table:formula="of:=[.C223]*(1+[.$B27])" office:value-type="currency" office:currency="EUR" office:value="1273.08" calcext:value-type="currency">
                  <text:p>1.273,08 €</text:p>
                </table:table-cell>
                <table:table-cell table:style-name="ce18" table:formula="of:=[.D223]*(1+[.$B27])" office:value-type="currency" office:currency="EUR" office:value="1311.2724" calcext:value-type="currency">
                  <text:p>1.311,27 €</text:p>
                </table:table-cell>
                <table:table-cell table:style-name="ce18" table:formula="of:=[.E223]*(1+[.$B27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Legal costs</text:p>
                </table:table-cell>
                <table:table-cell table:style-name="ce18" table:formula="of:=[.D122]" office:value-type="currency" office:currency="EUR" office:value="1000" calcext:value-type="currency">
                  <text:p>1.000,00 €</text:p>
                </table:table-cell>
                <table:table-cell table:style-name="ce18" table:formula="of:=[.B224]*(1+[.$B27])" office:value-type="currency" office:currency="EUR" office:value="1030" calcext:value-type="currency">
                  <text:p>1.030,00 €</text:p>
                </table:table-cell>
                <table:table-cell table:style-name="ce18" table:formula="of:=[.C224]*(1+[.$B27])" office:value-type="currency" office:currency="EUR" office:value="1060.9" calcext:value-type="currency">
                  <text:p>1.060,90 €</text:p>
                </table:table-cell>
                <table:table-cell table:style-name="ce18" table:formula="of:=[.D224]*(1+[.$B27])" office:value-type="currency" office:currency="EUR" office:value="1092.727" calcext:value-type="currency">
                  <text:p>1.092,73 €</text:p>
                </table:table-cell>
                <table:table-cell table:style-name="ce18" table:formula="of:=[.E224]*(1+[.$B27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nsurance </text:p>
                </table:table-cell>
                <table:table-cell table:style-name="ce18" table:formula="of:=[.D123]" office:value-type="currency" office:currency="EUR" office:value="500" calcext:value-type="currency">
                  <text:p>500,00 €</text:p>
                </table:table-cell>
                <table:table-cell table:style-name="ce18" table:formula="of:=[.B225]*(1+[.$B27])" office:value-type="currency" office:currency="EUR" office:value="515" calcext:value-type="currency">
                  <text:p>515,00 €</text:p>
                </table:table-cell>
                <table:table-cell table:style-name="ce18" table:formula="of:=[.C225]*(1+[.$B27])" office:value-type="currency" office:currency="EUR" office:value="530.45" calcext:value-type="currency">
                  <text:p>530,45 €</text:p>
                </table:table-cell>
                <table:table-cell table:style-name="ce18" table:formula="of:=[.D225]*(1+[.$B27])" office:value-type="currency" office:currency="EUR" office:value="546.3635" calcext:value-type="currency">
                  <text:p>546,36 €</text:p>
                </table:table-cell>
                <table:table-cell table:style-name="ce18" table:formula="of:=[.E225]*(1+[.$B27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T infrastructure</text:p>
                </table:table-cell>
                <table:table-cell table:style-name="ce18" table:formula="of:=[.D124]" office:value-type="currency" office:currency="EUR" office:value="240" calcext:value-type="currency">
                  <text:p>240,00 €</text:p>
                </table:table-cell>
                <table:table-cell table:style-name="ce18" table:formula="of:=[.B226]*(1+[.$B27])" office:value-type="currency" office:currency="EUR" office:value="247.2" calcext:value-type="currency">
                  <text:p>247,20 €</text:p>
                </table:table-cell>
                <table:table-cell table:style-name="ce18" table:formula="of:=[.C226]*(1+[.$B27])" office:value-type="currency" office:currency="EUR" office:value="254.616" calcext:value-type="currency">
                  <text:p>254,62 €</text:p>
                </table:table-cell>
                <table:table-cell table:style-name="ce18" table:formula="of:=[.D226]*(1+[.$B27])" office:value-type="currency" office:currency="EUR" office:value="262.25448" calcext:value-type="currency">
                  <text:p>262,25 €</text:p>
                </table:table-cell>
                <table:table-cell table:style-name="ce18" table:formula="of:=[.E226]*(1+[.$B27])" office:value-type="currency" office:currency="EUR" office:value="270.1221144" calcext:value-type="currency">
                  <text:p>270,12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Hosting</text:p>
                </table:table-cell>
                <table:table-cell table:style-name="ce18" table:formula="of:=[.D125]" office:value-type="currency" office:currency="EUR" office:value="1200" calcext:value-type="currency">
                  <text:p>1.200,00 €</text:p>
                </table:table-cell>
                <table:table-cell table:style-name="ce18" table:formula="of:=[.B227]*(1+[.$B27])" office:value-type="currency" office:currency="EUR" office:value="1236" calcext:value-type="currency">
                  <text:p>1.236,00 €</text:p>
                </table:table-cell>
                <table:table-cell table:style-name="ce18" table:formula="of:=[.C227]*(1+[.$B27])" office:value-type="currency" office:currency="EUR" office:value="1273.08" calcext:value-type="currency">
                  <text:p>1.273,08 €</text:p>
                </table:table-cell>
                <table:table-cell table:style-name="ce18" table:formula="of:=[.D227]*(1+[.$B27])" office:value-type="currency" office:currency="EUR" office:value="1311.2724" calcext:value-type="currency">
                  <text:p>1.311,27 €</text:p>
                </table:table-cell>
                <table:table-cell table:style-name="ce18" table:formula="of:=[.E227]*(1+[.$B27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bookkeeping and annual closure</text:p>
                </table:table-cell>
                <table:table-cell table:style-name="ce18" table:formula="of:=[.D126]" office:value-type="currency" office:currency="EUR" office:value="1000" calcext:value-type="currency">
                  <text:p>1.000,00 €</text:p>
                </table:table-cell>
                <table:table-cell table:style-name="ce18" table:formula="of:=[.B228]*(1+[.$B27])" office:value-type="currency" office:currency="EUR" office:value="1030" calcext:value-type="currency">
                  <text:p>1.030,00 €</text:p>
                </table:table-cell>
                <table:table-cell table:style-name="ce18" table:formula="of:=[.C228]*(1+[.$B27])" office:value-type="currency" office:currency="EUR" office:value="1060.9" calcext:value-type="currency">
                  <text:p>1.060,90 €</text:p>
                </table:table-cell>
                <table:table-cell table:style-name="ce18" table:formula="of:=[.D228]*(1+[.$B27])" office:value-type="currency" office:currency="EUR" office:value="1092.727" calcext:value-type="currency">
                  <text:p>1.092,73 €</text:p>
                </table:table-cell>
                <table:table-cell table:style-name="ce18" table:formula="of:=[.E228]*(1+[.$B27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19:.B228])" office:value-type="currency" office:currency="EUR" office:value="19840" calcext:value-type="currency">
                  <text:p>19.840,00 €</text:p>
                </table:table-cell>
                <table:table-cell table:style-name="ce17" table:formula="of:=SUM([.C219:.C228])" office:value-type="currency" office:currency="EUR" office:value="20435.2" calcext:value-type="currency">
                  <text:p>20.435,20 €</text:p>
                </table:table-cell>
                <table:table-cell table:style-name="ce17" table:formula="of:=SUM([.D219:.D228])" office:value-type="currency" office:currency="EUR" office:value="21048.256" calcext:value-type="currency">
                  <text:p>21.048,26 €</text:p>
                </table:table-cell>
                <table:table-cell table:style-name="ce17" table:formula="of:=SUM([.E219:.E228])" office:value-type="currency" office:currency="EUR" office:value="21679.70368" calcext:value-type="currency">
                  <text:p>21.679,70 €</text:p>
                </table:table-cell>
                <table:table-cell table:style-name="ce17" table:formula="of:=SUM([.F219:.F228])" office:value-type="currency" office:currency="EUR" office:value="22330.0947904" calcext:value-type="currency">
                  <text:p>22.330,09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0" office:value-type="string" calcext:value-type="string">
                <text:p>Wear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2">
                <table:table-cell table:style-name="ce18" office:value-type="string" calcext:value-type="string">
                  <text:p>Computers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Default" table:number-columns-repeated="1018"/>
              </table:table-row>
              <table:table-row table:style-name="ro2">
                <table:table-cell table:style-name="ce18" office:value-type="string" calcext:value-type="string">
                  <text:p>Furniture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Default" table:number-columns-repeated="1018"/>
              </table:table-row>
              <table:table-row table:style-name="ro2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31:.B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C231:.C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D231:.D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E231:.E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F231:.F232])" office:value-type="currency" office:currency="EUR" office:value="1684.61538461538" calcext:value-type="currency">
                  <text:p>1.684,62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9" office:value-type="string" calcext:value-type="string">
                <text:p>TOTAL COSTS</text:p>
              </table:table-cell>
              <table:table-cell table:style-name="ce45" table:formula="of:=[.B207]+[.B217]+[.B229]+[.B233]" office:value-type="currency" office:currency="EUR" office:value="53218.1280428432" calcext:value-type="currency">
                <text:p>53.218,13 €</text:p>
              </table:table-cell>
              <table:table-cell table:style-name="ce45" table:formula="of:=[.C207]+[.C217]+[.C229]+[.C233]" office:value-type="currency" office:currency="EUR" office:value="55724.9527263875" calcext:value-type="currency">
                <text:p>55.724,95 €</text:p>
              </table:table-cell>
              <table:table-cell table:style-name="ce45" table:formula="of:=[.D207]+[.D217]+[.D229]+[.D233]" office:value-type="currency" office:currency="EUR" office:value="64479.8394363031" calcext:value-type="currency">
                <text:p>64.479,84 €</text:p>
              </table:table-cell>
              <table:table-cell table:style-name="ce45" table:formula="of:=[.E207]+[.E217]+[.E229]+[.E233]" office:value-type="currency" office:currency="EUR" office:value="84026.9564558285" calcext:value-type="currency">
                <text:p>84.026,96 €</text:p>
              </table:table-cell>
              <table:table-cell table:style-name="ce45" table:formula="of:=[.F207]+[.F217]+[.F229]+[.F233]" office:value-type="currency" office:currency="EUR" office:value="117212.969374889" calcext:value-type="currency">
                <text:p>117.212,97 €</text:p>
              </table:table-cell>
              <table:table-cell table:style-name="Default" table:number-columns-repeated="1018"/>
            </table:table-row>
          </table:table-row-group>
        </table:table-row-group>
        <table:table-row table:style-name="ro3">
          <table:table-cell table:style-name="ce3" office:value-type="string" calcext:value-type="string">
            <text:p>Resul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ce20" office:value-type="string" calcext:value-type="string">
              <text:p>Revenue</text:p>
            </table:table-cell>
            <table:table-cell table:style-name="ce46" table:formula="of:=[.B152]" office:value-type="currency" office:currency="EUR" office:value="1730" calcext:value-type="currency">
              <text:p>1,730 €</text:p>
            </table:table-cell>
            <table:table-cell table:style-name="ce46" table:formula="of:=[.C152]" office:value-type="currency" office:currency="EUR" office:value="2603" calcext:value-type="currency">
              <text:p>2,603 €</text:p>
            </table:table-cell>
            <table:table-cell table:style-name="ce46" table:formula="of:=[.D152]" office:value-type="currency" office:currency="EUR" office:value="14397" calcext:value-type="currency">
              <text:p>14,397 €</text:p>
            </table:table-cell>
            <table:table-cell table:style-name="ce46" table:formula="of:=[.E152]" office:value-type="currency" office:currency="EUR" office:value="58693" calcext:value-type="currency">
              <text:p>58,693 €</text:p>
            </table:table-cell>
            <table:table-cell table:style-name="ce55" table:formula="of:=[.F152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  <table:table-row table:style-name="ro2">
            <table:table-cell table:style-name="ce21" office:value-type="string" calcext:value-type="string">
              <text:p>Expenditure</text:p>
            </table:table-cell>
            <table:table-cell table:style-name="ce47" table:formula="of:=-[.B234]" office:value-type="currency" office:currency="EUR" office:value="-53218.1280428432" calcext:value-type="currency">
              <text:p>-53.218,13 €</text:p>
            </table:table-cell>
            <table:table-cell table:style-name="ce47" table:formula="of:=-[.C234]" office:value-type="currency" office:currency="EUR" office:value="-55724.9527263875" calcext:value-type="currency">
              <text:p>-55.724,95 €</text:p>
            </table:table-cell>
            <table:table-cell table:style-name="ce47" table:formula="of:=-[.D234]" office:value-type="currency" office:currency="EUR" office:value="-64479.8394363031" calcext:value-type="currency">
              <text:p>-64.479,84 €</text:p>
            </table:table-cell>
            <table:table-cell table:style-name="ce47" table:formula="of:=-[.E234]" office:value-type="currency" office:currency="EUR" office:value="-84026.9564558285" calcext:value-type="currency">
              <text:p>-84.026,96 €</text:p>
            </table:table-cell>
            <table:table-cell table:style-name="ce56" table:formula="of:=-[.F234]" office:value-type="currency" office:currency="EUR" office:value="-117212.969374889" calcext:value-type="currency">
              <text:p>-117.212,97 €</text:p>
            </table:table-cell>
            <table:table-cell table:style-name="Default" table:number-columns-repeated="1018"/>
          </table:table-row>
          <table:table-row table:style-name="ro2">
            <table:table-cell table:style-name="ce22" office:value-type="string" calcext:value-type="string">
              <text:p>Net result</text:p>
            </table:table-cell>
            <table:table-cell table:style-name="ce48" table:formula="of:=[.B236]+[.B237]" office:value-type="currency" office:currency="EUR" office:value="-51488.1280428432" calcext:value-type="currency">
              <text:p>-51,488 €</text:p>
            </table:table-cell>
            <table:table-cell table:style-name="ce48" table:formula="of:=[.C236]+[.C237]" office:value-type="currency" office:currency="EUR" office:value="-53121.9527263875" calcext:value-type="currency">
              <text:p>-53,122 €</text:p>
            </table:table-cell>
            <table:table-cell table:style-name="ce48" table:formula="of:=[.D236]+[.D237]" office:value-type="currency" office:currency="EUR" office:value="-50082.8394363031" calcext:value-type="currency">
              <text:p>-50,083 €</text:p>
            </table:table-cell>
            <table:table-cell table:style-name="ce48" table:formula="of:=[.E236]+[.E237]" office:value-type="currency" office:currency="EUR" office:value="-25333.9564558285" calcext:value-type="currency">
              <text:p>-25,334 €</text:p>
            </table:table-cell>
            <table:table-cell table:style-name="ce57" table:formula="of:=[.F236]+[.F237]" office:value-type="currency" office:currency="EUR" office:value="180.030625111016" calcext:value-type="currency">
              <text:p>180 €</text:p>
            </table:table-cell>
            <table:table-cell table:style-name="ce59" table:formula="of:=SUM([.B238:.F238])" office:value-type="currency" office:currency="EUR" office:value="-179846.846036251" calcext:value-type="currency">
              <text:p>-179,847 €</text:p>
            </table:table-cell>
            <table:table-cell table:style-name="Default" table:number-columns-repeated="1017"/>
          </table:table-row>
        </table:table-row-group>
        <table:table-row table:style-name="ro3">
          <table:table-cell table:style-name="ce3" office:value-type="string" calcext:value-type="string">
            <text:p>Revenue breakdown</text:p>
          </table:table-cell>
          <table:table-cell table:style-name="ce3" table:number-columns-repeated="12"/>
          <table:table-cell table:style-name="Default" table:number-columns-repeated="1011"/>
        </table:table-row>
        <table:table-row-group>
          <table:table-row table:style-name="ro2">
            <table:table-cell table:style-name="Default" office:value-type="string" calcext:value-type="string">
              <text:p>Print margin <text:s/></text:p>
            </table:table-cell>
            <table:table-cell table:style-name="ce49" table:formula="of:=[.B138]" office:value-type="currency" office:currency="EUR" office:value="1500" calcext:value-type="currency">
              <text:p>1,500 €</text:p>
            </table:table-cell>
            <table:table-cell table:style-name="ce49" table:formula="of:=[.C138]" office:value-type="currency" office:currency="EUR" office:value="1800" calcext:value-type="currency">
              <text:p>1,800 €</text:p>
            </table:table-cell>
            <table:table-cell table:style-name="ce49" table:formula="of:=[.D138]" office:value-type="currency" office:currency="EUR" office:value="2400" calcext:value-type="currency">
              <text:p>2,400 €</text:p>
            </table:table-cell>
            <table:table-cell table:style-name="ce49" table:formula="of:=[.E138]" office:value-type="currency" office:currency="EUR" office:value="3600" calcext:value-type="currency">
              <text:p>3,600 €</text:p>
            </table:table-cell>
            <table:table-cell table:style-name="ce49" table:formula="of:=[.F138]" office:value-type="currency" office:currency="EUR" office:value="6000" calcext:value-type="currency">
              <text:p>6,000 €</text:p>
            </table:table-cell>
            <table:table-cell table:style-name="ce60" table:formula="of:=[.F240]/SUM([.F240:.F244])" office:value-type="percentage" office:value="0.0511103728501699" calcext:value-type="percentage">
              <text:p>5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Processing charges</text:p>
            </table:table-cell>
            <table:table-cell table:style-name="ce49" table:formula="of:=[.B141]" office:value-type="currency" office:currency="EUR" office:value="0" calcext:value-type="currency">
              <text:p>0 €</text:p>
            </table:table-cell>
            <table:table-cell table:style-name="ce49" table:formula="of:=[.C141]" office:value-type="currency" office:currency="EUR" office:value="540.000000000001" calcext:value-type="currency">
              <text:p>540 €</text:p>
            </table:table-cell>
            <table:table-cell table:style-name="ce49" table:formula="of:=[.D141]" office:value-type="currency" office:currency="EUR" office:value="1680" calcext:value-type="currency">
              <text:p>1,680 €</text:p>
            </table:table-cell>
            <table:table-cell table:style-name="ce49" table:formula="of:=[.E141]" office:value-type="currency" office:currency="EUR" office:value="4680" calcext:value-type="currency">
              <text:p>4,680 €</text:p>
            </table:table-cell>
            <table:table-cell table:style-name="ce49" table:formula="of:=[.F141]" office:value-type="currency" office:currency="EUR" office:value="10800" calcext:value-type="currency">
              <text:p>10,800 €</text:p>
            </table:table-cell>
            <table:table-cell table:style-name="ce61" table:formula="of:=[.F241]/SUM([.F240:.F244])" office:value-type="percentage" office:value="0.0919986711303059" calcext:value-type="percentage">
              <text:p>9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Institutional members <text:s text:c="2"/></text:p>
            </table:table-cell>
            <table:table-cell table:style-name="ce49" table:formula="of:=[.B143]" office:value-type="currency" office:currency="EUR" office:value="0" calcext:value-type="currency">
              <text:p>0 €</text:p>
            </table:table-cell>
            <table:table-cell table:style-name="ce49" table:formula="of:=[.C143]" office:value-type="currency" office:currency="EUR" office:value="0" calcext:value-type="currency">
              <text:p>0 €</text:p>
            </table:table-cell>
            <table:table-cell table:style-name="ce49" table:formula="of:=[.D143]" office:value-type="currency" office:currency="EUR" office:value="10000" calcext:value-type="currency">
              <text:p>10,000 €</text:p>
            </table:table-cell>
            <table:table-cell table:style-name="ce49" table:formula="of:=[.E143]" office:value-type="currency" office:currency="EUR" office:value="50000" calcext:value-type="currency">
              <text:p>50,000 €</text:p>
            </table:table-cell>
            <table:table-cell table:style-name="ce49" table:formula="of:=[.F143]" office:value-type="currency" office:currency="EUR" office:value="100000" calcext:value-type="currency">
              <text:p>100,000 €</text:p>
            </table:table-cell>
            <table:table-cell table:style-name="ce61" table:formula="of:=[.F242]/SUM([.F240:.F244])" office:value-type="percentage" office:value="0.851839547502832" calcext:value-type="percentage">
              <text:p>85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Individual members</text:p>
            </table:table-cell>
            <table:table-cell table:style-name="ce49" table:formula="of:=[.B148]" office:value-type="currency" office:currency="EUR" office:value="155" calcext:value-type="currency">
              <text:p>155 €</text:p>
            </table:table-cell>
            <table:table-cell table:style-name="ce49" table:formula="of:=[.C148]" office:value-type="currency" office:currency="EUR" office:value="173" calcext:value-type="currency">
              <text:p>173 €</text:p>
            </table:table-cell>
            <table:table-cell table:style-name="ce49" table:formula="of:=[.D148]" office:value-type="currency" office:currency="EUR" office:value="197" calcext:value-type="currency">
              <text:p>197 €</text:p>
            </table:table-cell>
            <table:table-cell table:style-name="ce49" table:formula="of:=[.E148]" office:value-type="currency" office:currency="EUR" office:value="233" calcext:value-type="currency">
              <text:p>233 €</text:p>
            </table:table-cell>
            <table:table-cell table:style-name="ce49" table:formula="of:=[.F148]" office:value-type="currency" office:currency="EUR" office:value="293" calcext:value-type="currency">
              <text:p>293 €</text:p>
            </table:table-cell>
            <table:table-cell table:style-name="ce61" table:formula="of:=[.F243]/SUM([.F240:.F244])" office:value-type="percentage" office:value="0.0024958898741833" calcext:value-type="percentage">
              <text:p>0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Donations revenue</text:p>
            </table:table-cell>
            <table:table-cell table:style-name="ce49" table:formula="of:=[.B151]" office:value-type="currency" office:currency="EUR" office:value="75" calcext:value-type="currency">
              <text:p>75 €</text:p>
            </table:table-cell>
            <table:table-cell table:style-name="ce49" table:formula="of:=[.C151]" office:value-type="currency" office:currency="EUR" office:value="90" calcext:value-type="currency">
              <text:p>90 €</text:p>
            </table:table-cell>
            <table:table-cell table:style-name="ce49" table:formula="of:=[.D151]" office:value-type="currency" office:currency="EUR" office:value="120" calcext:value-type="currency">
              <text:p>120 €</text:p>
            </table:table-cell>
            <table:table-cell table:style-name="ce49" table:formula="of:=[.E151]" office:value-type="currency" office:currency="EUR" office:value="180" calcext:value-type="currency">
              <text:p>180 €</text:p>
            </table:table-cell>
            <table:table-cell table:style-name="ce49" table:formula="of:=[.F151]" office:value-type="currency" office:currency="EUR" office:value="300" calcext:value-type="currency">
              <text:p>300 €</text:p>
            </table:table-cell>
            <table:table-cell table:style-name="ce62" table:formula="of:=[.F244]/SUM([.F240:.F244])" office:value-type="percentage" office:value="0.0025555186425085" calcext:value-type="percentage">
              <text:p>0%</text:p>
            </table:table-cell>
            <table:table-cell table:style-name="Default" table:number-columns-repeated="1017"/>
          </table:table-row>
        </table:table-row-group>
        <table:table-row table:style-name="ro5">
          <table:table-cell table:style-name="ce3" office:value-type="string" calcext:value-type="string">
            <text:p>Further statistics</text:p>
          </table:table-cell>
          <table:table-cell table:style-name="ce3" table:number-columns-repeated="12"/>
          <table:table-cell table:number-columns-repeated="1011"/>
        </table:table-row>
        <table:table-row-group>
          <table:table-row table:style-name="ro3">
            <table:table-cell office:value-type="string" calcext:value-type="string">
              <text:p>Costs per book</text:p>
            </table:table-cell>
            <table:table-cell table:style-name="ce50" table:formula="of:=[.B234]/[.B62]" office:value-type="currency" office:currency="EUR" office:value="7095.75040571243" calcext:value-type="currency">
              <text:p>7,096 €</text:p>
            </table:table-cell>
            <table:table-cell table:style-name="ce50" table:formula="of:=[.C234]/[.C62]" office:value-type="currency" office:currency="EUR" office:value="6191.66141404305" calcext:value-type="currency">
              <text:p>6,192 €</text:p>
            </table:table-cell>
            <table:table-cell table:style-name="ce50" table:formula="of:=[.D234]/[.D62]" office:value-type="currency" office:currency="EUR" office:value="5373.31995302526" calcext:value-type="currency">
              <text:p>5,373 €</text:p>
            </table:table-cell>
            <table:table-cell table:style-name="ce50" table:formula="of:=[.E234]/[.E62]" office:value-type="currency" office:currency="EUR" office:value="4668.16424754603" calcext:value-type="currency">
              <text:p>4,668 €</text:p>
            </table:table-cell>
            <table:table-cell table:style-name="ce50" table:formula="of:=[.F234]/[.F62]" office:value-type="currency" office:currency="EUR" office:value="3907.09897916297" calcext:value-type="currency">
              <text:p>3,907 €</text:p>
            </table:table-cell>
            <table:table-cell table:number-columns-repeated="1018"/>
          </table:table-row>
        </table:table-row-group>
        <table:table-row table:style-name="ro2">
          <table:table-cell/>
          <table:table-cell table:style-name="ce49"/>
          <table:table-cell table:number-columns-repeated="1022"/>
        </table:table-row>
        <table:table-row table:style-name="ro2" table:number-rows-repeated="1048180">
          <table:table-cell table:number-columns-repeated="1024"/>
        </table:table-row>
        <table:table-row table:style-name="ro6" table:number-rows-repeated="1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5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1" loext:min-decimal-places="1" number:min-integer-digits="1"/>
      <number:text>%</number:text>
    </number:percentage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currency-style style:name="N138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4:09:34.683165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6-01T16:22:14.539311935</dc:date>
    <meta:editing-cycles>48</meta:editing-cycles>
    <meta:editing-duration>PT17H14M22S</meta:editing-duration>
    <meta:generator>LibreOffice/5.1.6.2$Linux_X86_64 LibreOffice_project/10m0$Build-2</meta:generator>
    <meta:document-statistic meta:table-count="2" meta:cell-count="9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6">
      <number:number number:decimal-places="2" loext:min-decimal-places="2" number:min-integer-digits="1" number:grouping="true"/>
      <number:text> €</number:text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13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3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72cm" svg:height="0.002cm" xlink:href=".." xlink:type="simple" chart:class="chart:bar" chart:style-name="ch1">
        <chart:legend chart:legend-position="bottom" svg:x="1.33cm" svg:y="-0.781cm" style:legend-expansion="wide" chart:style-name="ch2"/>
        <chart:plot-area chart:style-name="ch3" table:cell-range-address="Tabelle1.A236:Tabelle1.F238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Years</text:p>
            </chart:title>
          </chart:axis>
          <chart:axis chart:dimension="x" chart:name="secondary-x" chart:style-name="ch4">
            <chart:title svg:x="0cm" svg:y="0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36:Tabelle1.F236" chart:label-cell-address="Tabelle1.A236:Tabelle1.A236" chart:class="chart:bar">
            <chart:data-point chart:repeated="5"/>
          </chart:series>
          <chart:series chart:attached-axis="primary-y" chart:style-name="ch9" chart:values-cell-range-address="Tabelle1.B237:Tabelle1.F237" chart:label-cell-address="Tabelle1.A237:Tabelle1.A237" chart:class="chart:bar">
            <chart:data-point chart:repeated="5"/>
          </chart:series>
          <chart:series chart:attached-axis="primary-y" chart:style-name="ch10" chart:values-cell-range-address="Tabelle1.B238:Tabelle1.F238" chart:label-cell-address="Tabelle1.A238:Tabelle1.A23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6:Tabelle1.A236</svg:desc>
                </draw:g>
              </table:table-cell>
              <table:table-cell office:value-type="float" office:value="1730">
                <text:p>1730</text:p>
                <draw:g>
                  <svg:desc>Tabelle1.B236:Tabelle1.F236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7:Tabelle1.A237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7:Tabelle1.F237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8:Tabelle1.A238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8:Tabelle1.F238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5">
                <text:p>-25333.9564558285</text:p>
              </table:table-cell>
              <table:table-cell office:value-type="float" office:value="180.030625111016">
                <text:p>180.030625111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3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3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3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32cm" svg:height="8.714cm" xlink:href=".." xlink:type="simple" chart:class="chart:bar" chart:style-name="ch1">
        <chart:legend chart:legend-position="end" svg:x="12.904cm" svg:y="3.062cm" style:legend-expansion="high" chart:style-name="ch2"/>
        <chart:plot-area chart:style-name="ch3" table:cell-range-address="Tabelle1.G138:Tabelle1.L142" chart:data-source-has-labels="column" svg:x="0.308cm" svg:y="0.174cm" svg:width="12.288cm" svg:height="8.366cm">
          <chartooo:coordinate-region svg:x="2.067cm" svg:y="0.373cm" svg:width="10.529cm" svg:height="7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H138:Tabelle1.L138" chart:label-cell-address="Tabelle1.G138:Tabelle1.G138" chart:class="chart:bar">
            <chart:data-point chart:repeated="5"/>
          </chart:series>
          <chart:series chart:style-name="ch8" chart:values-cell-range-address="Tabelle1.H139:Tabelle1.L139" chart:label-cell-address="Tabelle1.G139:Tabelle1.G139" chart:class="chart:bar">
            <chart:data-point chart:repeated="5"/>
          </chart:series>
          <chart:series chart:style-name="ch9" chart:values-cell-range-address="Tabelle1.H140:Tabelle1.L140" chart:label-cell-address="Tabelle1.G140:Tabelle1.G140" chart:class="chart:bar">
            <chart:data-point chart:repeated="5"/>
          </chart:series>
          <chart:series chart:style-name="ch10" chart:values-cell-range-address="Tabelle1.H141:Tabelle1.L141" chart:label-cell-address="Tabelle1.G141:Tabelle1.G141" chart:class="chart:bar">
            <chart:data-point chart:repeated="5"/>
          </chart:series>
          <chart:series chart:style-name="ch11" chart:values-cell-range-address="Tabelle1.H142:Tabelle1.L142" chart:label-cell-address="Tabelle1.G142:Tabelle1.G14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</text:p>
                <draw:g>
                  <svg:desc>Tabelle1.G138:Tabelle1.G138</svg:desc>
                </draw:g>
              </table:table-cell>
              <table:table-cell office:value-type="float" office:value="1500">
                <text:p>1500</text:p>
                <draw:g>
                  <svg:desc>Tabelle1.H138:Tabelle1.L138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BPC</text:p>
                <draw:g>
                  <svg:desc>Tabelle1.G139:Tabelle1.G139</svg:desc>
                </draw:g>
              </table:table-cell>
              <table:table-cell office:value-type="float" office:value="0">
                <text:p>0</text:p>
                <draw:g>
                  <svg:desc>Tabelle1.H139:Tabelle1.L139</svg:desc>
                </draw:g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680">
                <text:p>1680</text:p>
              </table:table-cell>
              <table:table-cell office:value-type="float" office:value="4680">
                <text:p>468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Institutional</text:p>
                <draw:g>
                  <svg:desc>Tabelle1.G140:Tabelle1.G140</svg:desc>
                </draw:g>
              </table:table-cell>
              <table:table-cell office:value-type="float" office:value="0">
                <text:p>0</text:p>
                <draw:g>
                  <svg:desc>Tabelle1.H140:Tabelle1.L1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Individual</text:p>
                <draw:g>
                  <svg:desc>Tabelle1.G141:Tabelle1.G141</svg:desc>
                </draw:g>
              </table:table-cell>
              <table:table-cell office:value-type="float" office:value="155">
                <text:p>155</text:p>
                <draw:g>
                  <svg:desc>Tabelle1.H141:Tabelle1.L141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Donations</text:p>
                <draw:g>
                  <svg:desc>Tabelle1.G142:Tabelle1.G142</svg:desc>
                </draw:g>
              </table:table-cell>
              <table:table-cell office:value-type="float" office:value="75">
                <text:p>75</text:p>
                <draw:g>
                  <svg:desc>Tabelle1.H142:Tabelle1.L142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